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Arial"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Bibliography_20_1">
      <style:text-properties fo:language="en" fo:country="US"/>
    </style:style>
    <style:style style:name="P3" style:family="paragraph" style:parent-style-name="Standard">
      <style:paragraph-properties fo:break-before="page"/>
      <style:text-properties style:font-name="Times New Roman" fo:language="en" fo:country="US" fo:font-weight="normal" style:font-weight-asian="normal" style:font-weight-complex="normal"/>
    </style:style>
    <style:style style:name="P4" style:family="paragraph" style:parent-style-name="Standard">
      <style:text-properties style:font-name="Times New Roman" fo:language="en" fo:country="US"/>
    </style:style>
    <style:style style:name="P5" style:family="paragraph" style:parent-style-name="Standard">
      <style:text-properties style:font-name="Times New Roman" fo:language="en" fo:country="US" fo:font-weight="bold" style:font-weight-asian="bold" style:font-weight-complex="bold"/>
    </style:style>
    <style:style style:name="P6" style:family="paragraph" style:parent-style-name="Standard">
      <style:text-properties style:font-name="Times New Roman" fo:language="en" fo:country="US" fo:font-style="italic" style:font-style-asian="italic" style:font-style-complex="italic"/>
    </style:style>
    <style:style style:name="P7" style:family="paragraph" style:parent-style-name="Standard">
      <style:text-properties style:font-name="Times New Roman" fo:language="en" fo:country="US" fo:font-style="italic" fo:font-weight="normal" officeooo:rsid="001ca954" officeooo:paragraph-rsid="001ca954" style:font-style-asian="italic" style:font-weight-asian="normal" style:font-style-complex="italic" style:font-weight-complex="normal"/>
    </style:style>
    <style:style style:name="P8" style:family="paragraph" style:parent-style-name="Standard">
      <style:text-properties fo:language="en" fo:country="US"/>
    </style:style>
    <style:style style:name="P9" style:family="paragraph" style:parent-style-name="Standard">
      <style:text-properties officeooo:paragraph-rsid="00074139"/>
    </style:style>
    <style:style style:name="P10" style:family="paragraph" style:parent-style-name="Standard">
      <style:text-properties officeooo:paragraph-rsid="000e722b"/>
    </style:style>
    <style:style style:name="P11" style:family="paragraph" style:parent-style-name="Standard">
      <style:text-properties officeooo:paragraph-rsid="001059e4"/>
    </style:style>
    <style:style style:name="P12" style:family="paragraph" style:parent-style-name="Standard">
      <style:text-properties officeooo:paragraph-rsid="00115fdd"/>
    </style:style>
    <style:style style:name="P13" style:family="paragraph" style:parent-style-name="Standard">
      <style:text-properties officeooo:paragraph-rsid="001c1d15"/>
    </style:style>
    <style:style style:name="P14" style:family="paragraph" style:parent-style-name="Standard">
      <style:text-properties officeooo:paragraph-rsid="0022ae6d"/>
    </style:style>
    <style:style style:name="P15" style:family="paragraph" style:parent-style-name="Standard">
      <style:paragraph-properties fo:margin-left="0cm" fo:margin-right="0cm" fo:text-indent="1.27cm" style:auto-text-indent="false"/>
    </style:style>
    <style:style style:name="P16" style:family="paragraph" style:parent-style-name="Standard">
      <style:paragraph-properties fo:margin-left="0cm" fo:margin-right="0cm" fo:text-indent="1.27cm" style:auto-text-indent="false"/>
      <style:text-properties officeooo:paragraph-rsid="001ca954"/>
    </style:style>
    <style:style style:name="P17" style:family="paragraph" style:parent-style-name="Standard">
      <style:paragraph-properties fo:margin-left="0cm" fo:margin-right="0cm" fo:text-indent="1.27cm" style:auto-text-indent="false"/>
      <style:text-properties officeooo:paragraph-rsid="001dbeb0"/>
    </style:style>
    <style:style style:name="P18" style:family="paragraph" style:parent-style-name="Figure">
      <style:paragraph-properties fo:margin-top="0.212cm" fo:margin-bottom="0.212cm" style:contextual-spacing="false" fo:hyphenation-ladder-count="no-limit"/>
      <style:text-properties fo:hyphenate="false" fo:hyphenation-remain-char-count="2" fo:hyphenation-push-char-count="2" loext:hyphenation-no-caps="false"/>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style:text-properties officeooo:paragraph-rsid="001ca954"/>
    </style:style>
    <style:style style:name="P21" style:family="paragraph" style:parent-style-name="Bibliography_20_1">
      <style:text-properties fo:language="en" fo:country="US"/>
    </style:style>
    <style:style style:name="P22" style:family="paragraph" style:parent-style-name="Standard" style:master-page-name="Standard">
      <style:paragraph-properties style:page-number="auto"/>
    </style:style>
    <style:style style:name="P23" style:family="paragraph" style:parent-style-name="Standard">
      <style:text-properties officeooo:paragraph-rsid="002266a0"/>
    </style:style>
    <style:style style:name="P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Times New Roman"/>
    </style:style>
    <style:style style:name="T2" style:family="text">
      <style:text-properties style:font-name="Times New Roman" fo:language="en" fo:country="US"/>
    </style:style>
    <style:style style:name="T3" style:family="text">
      <style:text-properties style:font-name="Times New Roman" fo:language="en" fo:country="US" fo:font-weight="bold" style:font-weight-asian="bold"/>
    </style:style>
    <style:style style:name="T4" style:family="text">
      <style:text-properties style:font-name="Times New Roman" fo:language="en" fo:country="US" fo:font-weight="bold" style:font-weight-asian="bold" style:font-weight-complex="bold"/>
    </style:style>
    <style:style style:name="T5" style:family="text">
      <style:text-properties style:font-name="Times New Roman" fo:language="en" fo:country="US" fo:font-weight="bold" officeooo:rsid="00159383" style:font-weight-asian="bold" style:font-weight-complex="bold"/>
    </style:style>
    <style:style style:name="T6" style:family="text">
      <style:text-properties style:font-name="Times New Roman" fo:language="en" fo:country="US" fo:font-weight="bold" officeooo:rsid="00162dca" style:font-weight-asian="bold" style:font-weight-complex="bold"/>
    </style:style>
    <style:style style:name="T7" style:family="text">
      <style:text-properties style:font-name="Times New Roman" fo:language="en" fo:country="US" fo:font-weight="bold" officeooo:rsid="0022ae6d" style:font-weight-asian="bold" style:font-weight-complex="bold"/>
    </style:style>
    <style:style style:name="T8" style:family="text">
      <style:text-properties style:font-name="Times New Roman" fo:language="en" fo:country="US" fo:font-weight="bold" fo:background-color="#ffff00" loext:char-shading-value="0" style:font-weight-asian="bold" style:font-weight-complex="bold"/>
    </style:style>
    <style:style style:name="T9" style:family="text">
      <style:text-properties style:font-name="Times New Roman" fo:language="en" fo:country="US" fo:font-weight="normal" style:font-weight-asian="normal" style:font-weight-complex="normal"/>
    </style:style>
    <style:style style:name="T10" style:family="text">
      <style:text-properties style:font-name="Times New Roman" fo:language="en" fo:country="US" fo:font-weight="normal" officeooo:rsid="0007bf46" style:font-weight-asian="normal" style:font-weight-complex="normal"/>
    </style:style>
    <style:style style:name="T11" style:family="text">
      <style:text-properties style:font-name="Times New Roman" fo:language="en" fo:country="US" fo:font-weight="normal" officeooo:rsid="001ccd3e" style:font-weight-asian="normal" style:font-weight-complex="normal"/>
    </style:style>
    <style:style style:name="T12" style:family="text">
      <style:text-properties style:font-name="Times New Roman" fo:language="en" fo:country="US" fo:font-style="italic" style:font-style-asian="italic"/>
    </style:style>
    <style:style style:name="T13" style:family="text">
      <style:text-properties style:font-name="Times New Roman" fo:language="en" fo:country="US" fo:font-style="italic" style:font-style-asian="italic" style:font-style-complex="italic"/>
    </style:style>
    <style:style style:name="T14" style:family="text">
      <style:text-properties style:font-name="Times New Roman" fo:language="en" fo:country="US" fo:font-style="italic" style:text-underline-style="solid" style:text-underline-width="auto" style:text-underline-color="font-color" style:font-style-asian="italic" style:font-style-complex="italic"/>
    </style:style>
    <style:style style:name="T15" style:family="text">
      <style:text-properties style:font-name="Times New Roman" fo:language="en" fo:country="US" fo:font-style="italic" style:text-underline-style="solid" style:text-underline-width="auto" style:text-underline-color="font-color" officeooo:rsid="001dbeb0" style:font-style-asian="italic" style:font-style-complex="italic"/>
    </style:style>
    <style:style style:name="T16" style:family="text">
      <style:text-properties style:font-name="Times New Roman" fo:language="en" fo:country="US" fo:font-style="italic" fo:font-weight="normal" officeooo:rsid="001ca954" style:font-style-asian="italic" style:font-weight-asian="normal" style:font-style-complex="italic" style:font-weight-complex="normal"/>
    </style:style>
    <style:style style:name="T17" style:family="text">
      <style:text-properties style:font-name="Times New Roman" fo:language="en" fo:country="US" fo:font-style="normal" fo:font-weight="bold" style:font-style-asian="normal" style:font-weight-asian="bold" style:font-style-complex="normal" style:font-weight-complex="bold"/>
    </style:style>
    <style:style style:name="T18" style:family="text">
      <style:text-properties style:font-name="Times New Roman" fo:language="en" fo:country="US" fo:font-style="normal" fo:font-weight="bold" style:font-style-asian="normal" style:font-weight-asian="bold" style:font-style-complex="normal" style:font-weight-complex="normal"/>
    </style:style>
    <style:style style:name="T19" style:family="text">
      <style:text-properties style:font-name="Times New Roman" fo:language="en" fo:country="US" fo:font-style="normal" fo:font-weight="bold" fo:background-color="#ffff00" loext:char-shading-value="0" style:font-style-asian="normal" style:font-weight-asian="bold" style:font-style-complex="normal" style:font-weight-complex="bold"/>
    </style:style>
    <style:style style:name="T20" style:family="text">
      <style:text-properties style:font-name="Times New Roman" fo:language="en" fo:country="US" fo:font-style="normal" style:text-underline-style="none" fo:font-weight="normal" style:font-style-asian="normal" style:font-weight-asian="normal" style:font-style-complex="normal" style:font-weight-complex="normal"/>
    </style:style>
    <style:style style:name="T21" style:family="text">
      <style:text-properties style:font-name="Times New Roman" fo:language="en" fo:country="US" fo:font-style="normal" style:text-underline-style="none" fo:font-weight="normal" officeooo:rsid="00074139" style:font-style-asian="normal" style:font-weight-asian="normal" style:font-style-complex="normal" style:font-weight-complex="normal"/>
    </style:style>
    <style:style style:name="T22" style:family="text">
      <style:text-properties style:font-name="Times New Roman" fo:language="en" fo:country="US" fo:font-style="normal" style:text-underline-style="none" fo:font-weight="normal" officeooo:rsid="001dbeb0" style:font-style-asian="normal" style:font-weight-asian="normal" style:font-style-complex="normal" style:font-weight-complex="normal"/>
    </style:style>
    <style:style style:name="T23" style:family="text">
      <style:text-properties style:font-name="Times New Roman" fo:language="en" fo:country="US" fo:font-style="normal" fo:font-weight="normal" style:font-style-asian="normal" style:font-weight-asian="normal" style:font-style-complex="normal" style:font-weight-complex="normal"/>
    </style:style>
    <style:style style:name="T24" style:family="text">
      <style:text-properties style:font-name="Times New Roman" fo:language="en" fo:country="US" fo:font-style="normal" fo:font-weight="normal" officeooo:rsid="00074139" style:font-style-asian="normal" style:font-weight-asian="normal" style:font-style-complex="normal" style:font-weight-complex="normal"/>
    </style:style>
    <style:style style:name="T25" style:family="text">
      <style:text-properties style:font-name="Times New Roman" fo:language="en" fo:country="US" fo:font-style="normal" fo:font-weight="normal" officeooo:rsid="0007bf46" style:font-style-asian="normal" style:font-weight-asian="normal" style:font-style-complex="normal" style:font-weight-complex="normal"/>
    </style:style>
    <style:style style:name="T26" style:family="text">
      <style:text-properties style:font-name="Times New Roman" fo:language="en" fo:country="US" fo:font-style="normal" fo:font-weight="normal" fo:background-color="#ffff00" loext:char-shading-value="0" style:font-style-asian="normal" style:font-weight-asian="normal" style:font-style-complex="normal" style:font-weight-complex="normal"/>
    </style:style>
    <style:style style:name="T27" style:family="text">
      <style:text-properties style:font-name="Times New Roman" fo:language="en" fo:country="US" fo:font-style="normal" style:font-style-asian="normal" style:font-style-complex="normal"/>
    </style:style>
    <style:style style:name="T28" style:family="text">
      <style:text-properties style:font-name="Times New Roman" fo:language="en" fo:country="US" fo:font-style="normal" officeooo:rsid="001dbeb0" style:font-style-asian="normal" style:font-style-complex="normal"/>
    </style:style>
    <style:style style:name="T29" style:family="text">
      <style:text-properties style:font-name="Times New Roman" fo:language="en" fo:country="US" style:text-underline-style="solid" style:text-underline-width="auto" style:text-underline-color="font-color"/>
    </style:style>
    <style:style style:name="T30" style:family="text">
      <style:text-properties style:font-name="Times New Roman" fo:language="en" fo:country="US" style:text-underline-style="solid" style:text-underline-width="auto" style:text-underline-color="font-color" fo:font-weight="bold" style:font-weight-asian="bold" style:font-weight-complex="bold"/>
    </style:style>
    <style:style style:name="T31" style:family="text">
      <style:text-properties style:font-name="Times New Roman" fo:language="en" fo:country="US" style:text-underline-style="solid" style:text-underline-width="auto" style:text-underline-color="font-color" style:font-style-complex="italic"/>
    </style:style>
    <style:style style:name="T32" style:family="text">
      <style:text-properties style:font-name="Times New Roman" fo:language="en" fo:country="US" style:text-underline-style="solid" style:text-underline-width="auto" style:text-underline-color="font-color" fo:font-weight="normal" fo:background-color="#ffff00" loext:char-shading-value="0" style:font-weight-asian="normal" style:font-weight-complex="normal"/>
    </style:style>
    <style:style style:name="T33" style:family="text">
      <style:text-properties style:font-name="Times New Roman" fo:language="en" fo:country="US" fo:background-color="#ffff00" loext:char-shading-value="0"/>
    </style:style>
    <style:style style:name="T34" style:family="text">
      <style:text-properties style:font-name="Times New Roman" fo:language="en" fo:country="US" fo:background-color="#ffff00" loext:char-shading-value="0" style:font-style-complex="italic"/>
    </style:style>
    <style:style style:name="T35" style:family="text">
      <style:text-properties style:font-name="Times New Roman" fo:language="en" fo:country="US" style:font-style-complex="italic" style:font-weight-complex="bold"/>
    </style:style>
    <style:style style:name="T36" style:family="text">
      <style:text-properties style:font-name="Times New Roman" fo:language="en" fo:country="US" officeooo:rsid="00048cf8"/>
    </style:style>
    <style:style style:name="T37" style:family="text">
      <style:text-properties style:font-name="Times New Roman" fo:language="en" fo:country="US" officeooo:rsid="000d3024"/>
    </style:style>
    <style:style style:name="T38" style:family="text">
      <style:text-properties style:font-name="Times New Roman" fo:language="en" fo:country="US" officeooo:rsid="000e722b"/>
    </style:style>
    <style:style style:name="T39" style:family="text">
      <style:text-properties style:font-name="Times New Roman" fo:language="en" fo:country="US" officeooo:rsid="000fb1b3"/>
    </style:style>
    <style:style style:name="T40" style:family="text">
      <style:text-properties style:font-name="Times New Roman" fo:language="en" fo:country="US" officeooo:rsid="00115fdd"/>
    </style:style>
    <style:style style:name="T41" style:family="text">
      <style:text-properties style:font-name="Times New Roman" fo:language="en" fo:country="US" officeooo:rsid="0014600f"/>
    </style:style>
    <style:style style:name="T42" style:family="text">
      <style:text-properties style:font-name="Times New Roman" fo:language="en" fo:country="US" officeooo:rsid="00159383"/>
    </style:style>
    <style:style style:name="T43" style:family="text">
      <style:text-properties style:font-name="Times New Roman" fo:language="en" fo:country="US" officeooo:rsid="001a7a7b"/>
    </style:style>
    <style:style style:name="T44" style:family="text">
      <style:text-properties style:font-name="Times New Roman" fo:language="en" fo:country="US" officeooo:rsid="001b8d85"/>
    </style:style>
    <style:style style:name="T45" style:family="text">
      <style:text-properties style:font-name="Times New Roman" fo:language="en" fo:country="US" officeooo:rsid="001c1d15"/>
    </style:style>
    <style:style style:name="T46" style:family="text">
      <style:text-properties style:font-name="Times New Roman" fo:language="en" fo:country="US" officeooo:rsid="001ca954"/>
    </style:style>
    <style:style style:name="T47" style:family="text">
      <style:text-properties style:font-name="Times New Roman" fo:language="en" fo:country="US" officeooo:rsid="001ccd3e"/>
    </style:style>
    <style:style style:name="T48" style:family="text">
      <style:text-properties style:font-name="Times New Roman" fo:language="en" fo:country="US" officeooo:rsid="001dbeb0"/>
    </style:style>
    <style:style style:name="T49" style:family="text">
      <style:text-properties style:font-name="Times New Roman" fo:language="en" fo:country="US" officeooo:rsid="001eec5f"/>
    </style:style>
    <style:style style:name="T50" style:family="text">
      <style:text-properties style:font-name="Times New Roman" fo:language="en" fo:country="US" officeooo:rsid="002091e4"/>
    </style:style>
    <style:style style:name="T51" style:family="text">
      <style:text-properties style:font-name="Times New Roman" fo:language="en" fo:country="US" officeooo:rsid="002266a0"/>
    </style:style>
    <style:style style:name="T52" style:family="text">
      <style:text-properties style:font-name="Times New Roman" fo:language="en" fo:country="US" officeooo:rsid="0022ae6d"/>
    </style:style>
    <style:style style:name="T53" style:family="text">
      <style:text-properties style:font-name="Times New Roman" officeooo:rsid="0018c930"/>
    </style:style>
    <style:style style:name="T54" style:family="text">
      <style:text-properties fo:language="en" fo:country="US"/>
    </style:style>
    <style:style style:name="T55" style:family="text">
      <style:text-properties fo:language="en" fo:country="US" style:text-underline-style="solid" style:text-underline-width="auto" style:text-underline-color="font-color" style:font-style-complex="italic"/>
    </style:style>
    <style:style style:name="T56" style:family="text">
      <style:text-properties fo:language="en" fo:country="US" fo:background-color="#ff8000" loext:char-shading-value="0"/>
    </style:style>
    <style:style style:name="T57"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loext:char-shading-value="0"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58"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074139" style:letter-kerning="true" fo:background-color="transparent" loext:char-shading-value="0"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59"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048cf8" style:letter-kerning="true" fo:background-color="transparent" loext:char-shading-value="0"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60"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0e722b" style:letter-kerning="true" fo:background-color="transparent" loext:char-shading-value="0"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61"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0fb1b3" style:letter-kerning="true" fo:background-color="transparent" loext:char-shading-value="0"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62"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62dca" style:letter-kerning="true" fo:background-color="transparent" loext:char-shading-value="0"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63"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a1854" style:letter-kerning="true" fo:background-color="transparent" loext:char-shading-value="0"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64"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a7a7b" style:letter-kerning="true" fo:background-color="transparent" loext:char-shading-value="0"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65"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ca954" style:letter-kerning="true" fo:background-color="transparent" loext:char-shading-value="0"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66"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ccd3e" style:letter-kerning="true" fo:background-color="transparent" loext:char-shading-value="0"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67"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dbeb0" style:letter-kerning="true" fo:background-color="transparent" loext:char-shading-value="0"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68"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eec5f" style:letter-kerning="true" fo:background-color="transparent" loext:char-shading-value="0"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69"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2091e4" style:letter-kerning="true" fo:background-color="transparent" loext:char-shading-value="0"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70"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22ae6d" style:letter-kerning="true" fo:background-color="transparent" loext:char-shading-value="0"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71"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bold" officeooo:rsid="00162dca" style:letter-kerning="true" fo:background-color="transparent" loext:char-shading-value="0" style:font-name-asian="SimSun" style:font-size-asian="12pt" style:language-asian="zh" style:country-asian="CN" style:font-style-asian="normal" style:font-weight-asian="bold" style:font-name-complex="Mangal1" style:font-size-complex="12pt" style:language-complex="hi" style:country-complex="IN" style:font-style-complex="normal" style:font-weight-complex="bold" style:text-emphasize="none" style:text-scale="100%" style:font-relief="none"/>
    </style:style>
    <style:style style:name="T72"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bold" officeooo:rsid="001a7a7b" style:letter-kerning="true" fo:background-color="transparent" loext:char-shading-value="0" style:font-name-asian="SimSun" style:font-size-asian="12pt" style:language-asian="zh" style:country-asian="CN" style:font-style-asian="normal" style:font-weight-asian="bold" style:font-name-complex="Mangal1" style:font-size-complex="12pt" style:language-complex="hi" style:country-complex="IN" style:font-style-complex="normal" style:font-weight-complex="bold" style:text-emphasize="none" style:text-scale="100%" style:font-relief="none"/>
    </style:style>
    <style:style style:name="T73"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italic" style:text-underline-style="solid" style:text-underline-width="auto" style:text-underline-color="font-color" fo:font-weight="normal" officeooo:rsid="001dbeb0" style:letter-kerning="true" fo:background-color="transparent" loext:char-shading-value="0" style:font-name-asian="SimSun" style:font-size-asian="12pt" style:language-asian="zh" style:country-asian="CN" style:font-style-asian="italic" style:font-weight-asian="normal" style:font-name-complex="Mangal1" style:font-size-complex="12pt" style:language-complex="hi" style:country-complex="IN" style:font-style-complex="italic" style:font-weight-complex="normal" style:text-emphasize="none" style:text-scale="100%" style:font-relief="none"/>
    </style:style>
    <style:style style:name="T74" style:family="text">
      <style:text-properties fo:font-variant="normal" fo:text-transform="none" fo:color="#000000" loext:opacity="100%" style:text-outline="false" style:text-line-through-style="none" style:text-line-through-type="none" style:text-position="0% 100%" style:font-name="Times New Roman" fo:font-size="12pt" fo:letter-spacing="normal" fo:font-style="normal" style:text-underline-style="none" fo:font-weight="normal" style:letter-kerning="true" fo:background-color="transparent" loext:char-shading-value="0"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75" style:family="text">
      <style:text-properties style:use-window-font-color="true" loext:opacity="0%" style:text-outline="false" style:text-line-through-style="none" style:text-line-through-type="none" style:font-name="Times New Roman" fo:font-size="12pt" fo:letter-spacing="normal" fo:language="en" fo:country="US" fo:font-style="normal" fo:text-shadow="none" style:text-underline-style="none" fo:font-weight="normal" style:letter-kerning="true" style:font-size-asian="12pt" style:font-style-asian="normal" style:font-weight-asian="normal" style:text-emphasize="none"/>
    </style:style>
    <style:style style:name="T76" style:family="text">
      <style:text-properties fo:color="#000000" loext:opacity="100%" style:font-name="Times New Roman" fo:language="en" fo:country="US" fo:font-style="normal" fo:font-weight="normal" style:font-style-asian="normal" style:font-weight-asian="normal" style:font-style-complex="normal" style:font-weight-complex="normal"/>
    </style:style>
    <style:style style:name="T77" style:family="text">
      <style:text-properties fo:color="#000000" loext:opacity="100%" fo:language="en" fo:country="US"/>
    </style:style>
    <style:style style:name="T78" style:family="text">
      <style:text-properties style:text-position="38% 100%" style:font-name="Times New Roman" fo:font-size="8pt" fo:language="en" fo:country="US" style:font-size-asian="8pt"/>
    </style:style>
    <style:style style:name="T79" style:family="text">
      <style:text-properties style:text-position="-6% 100%" style:font-name="Times New Roman" fo:font-size="8pt" fo:language="en" fo:country="US" style:font-size-asian="8pt"/>
    </style:style>
    <style:style style:name="T80" style:family="text">
      <style:text-properties officeooo:rsid="001f3a80"/>
    </style:style>
    <style:style style:name="T8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2" style:family="text">
      <style:text-properties style:use-window-font-color="true" loext:opacity="0%" fo:font-size="10.5pt" fo:language="en" fo:country="US" style:letter-kerning="false" style:font-name-asian="Segoe UI1" style:font-size-asian="10.5pt" style:language-asian="en" style:country-asian="US" style:font-name-complex="Tahoma" style:language-complex="en" style:country-complex="US"/>
    </style:style>
    <style:style style:name="T83" style:family="text">
      <style:text-properties style:use-window-font-color="true" loext:opacity="0%" style:font-name="Times New Roman" fo:font-size="10.5pt" fo:language="en" fo:country="US" style:letter-kerning="false" style:font-name-asian="Segoe UI1" style:font-size-asian="10.5pt" style:language-asian="en" style:country-asian="US" style:font-name-complex="Times New Roman1" style:language-complex="en" style:country-complex="US" style:font-weight-complex="bold"/>
    </style:style>
    <style:style style:name="T84" style:family="text">
      <style:text-properties style:use-window-font-color="true" loext:opacity="0%" style:font-name="Times New Roman" fo:font-size="10.5pt" fo:language="en" fo:country="US" style:letter-kerning="false" style:font-name-asian="Segoe UI1" style:font-size-asian="10.5pt" style:language-asian="en" style:country-asian="US" style:font-name-complex="Times New Roman" style:language-complex="en" style:country-complex="US" style:font-weight-complex="bold"/>
    </style:style>
    <style:style style:name="T85" style:family="text">
      <style:text-properties style:use-window-font-color="true" loext:opacity="0%" style:font-name="Times New Roman" fo:font-size="10.5pt" fo:language="en" fo:country="US" style:letter-kerning="false" style:font-name-asian="Segoe UI1" style:font-size-asian="10.5pt" style:language-asian="en" style:country-asian="US" style:font-name-complex="Tahoma" style:language-complex="en" style:country-complex="US"/>
    </style:style>
    <style:style style:name="T86" style:family="text">
      <style:text-properties style:use-window-font-color="true" loext:opacity="0%" style:font-name="Times New Roman" fo:font-size="10.5pt" fo:language="en" fo:country="US" style:letter-kerning="false" style:font-name-asian="Segoe UI1" style:font-size-asian="10.5pt" style:language-asian="en" style:country-asian="US" style:font-name-complex="Times New Roman1" style:language-complex="en" style:country-complex="US" style:font-style-complex="italic"/>
    </style:style>
    <style:style style:name="T87" style:family="text">
      <style:text-properties style:use-window-font-color="true" loext:opacity="0%" style:font-name="Times New Roman" fo:font-size="10.5pt" fo:language="en" fo:country="US" style:letter-kerning="false" style:font-name-asian="Segoe UI1" style:font-size-asian="10.5pt" style:language-asian="en" style:country-asian="US" style:font-name-complex="Times New Roman1" style:language-complex="en" style:country-complex="US" style:font-style-complex="italic" style:font-weight-complex="bold"/>
    </style:style>
    <style:style style:name="T88" style:family="text">
      <style:text-properties fo:color="#000000" loext:opacity="100%" fo:font-size="11pt" fo:language="en" fo:country="US" style:letter-kerning="false" style:font-name-asian="Segoe UI1" style:font-size-asian="11pt" style:language-asian="en" style:country-asian="US" style:font-name-complex="Tahoma" style:font-size-complex="11pt" style:language-complex="en" style:country-complex="US"/>
    </style:style>
    <style:style style:name="T89" style:family="text">
      <style:text-properties style:use-window-font-color="true" loext:opacity="0%" fo:font-size="11pt" fo:language="en" fo:country="US" style:letter-kerning="false" style:font-name-asian="Segoe UI1" style:font-size-asian="11pt" style:language-asian="en" style:country-asian="US" style:font-name-complex="Tahoma" style:font-size-complex="11pt" style:language-complex="en" style:country-complex="US"/>
    </style:style>
    <style:style style:name="T90" style:family="text">
      <style:text-properties fo:color="#ffffff" loext:opacity="100%" style:font-name="Times New Roman" fo:font-size="10.5pt" fo:language="en" fo:country="US" style:letter-kerning="false" style:font-name-asian="Segoe UI1" style:font-size-asian="10.5pt" style:language-asian="en" style:country-asian="US" style:font-name-complex="Times New Roman1" style:language-complex="en" style:country-complex="US" style:font-style-complex="italic" style:font-weight-complex="bold"/>
    </style:style>
    <style:style style:name="T9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SimSun" style:font-size-asian="10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92" style:family="text">
      <style:text-properties style:use-window-font-color="true" loext:opacity="0%" style:font-name="Times New Roman" fo:font-size="10.5pt" fo:language="pl" fo:country="PL" style:letter-kerning="false" style:font-name-asian="Segoe UI1" style:font-size-asian="10.5pt" style:language-asian="en" style:country-asian="US" style:font-name-complex="Times New Roman1" style:language-complex="en" style:country-complex="US" style:font-style-complex="italic"/>
    </style:style>
    <style:style style:name="T93" style:family="text">
      <style:text-properties style:use-window-font-color="true" loext:opacity="0%" fo:font-size="10.5pt" fo:language="en" fo:country="US" fo:font-weight="bold" style:letter-kerning="false" style:font-name-asian="Segoe UI1" style:font-size-asian="10.5pt" style:language-asian="en" style:country-asian="US" style:font-weight-asian="bold" style:font-name-complex="Tahoma" style:language-complex="en" style:country-complex="US" style:font-weight-complex="bold"/>
    </style:style>
    <style:style style:name="T94" style:family="text">
      <style:text-properties fo:color="#000000" loext:opacity="100%" fo:font-size="10.5pt" fo:language="en" fo:country="US" style:letter-kerning="false" style:font-name-asian="Segoe UI1" style:font-size-asian="10.5pt" style:language-asian="en" style:country-asian="US" style:font-name-complex="Tahoma" style:language-complex="en" style:country-complex="US"/>
    </style:style>
    <style:style style:name="T95" style:family="text">
      <style:text-properties fo:color="#000000" loext:opacity="100%" fo:font-size="10.5pt" fo:language="en" fo:country="US" fo:font-weight="bold" style:letter-kerning="false" style:font-name-asian="Segoe UI1" style:font-size-asian="10.5pt" style:language-asian="en" style:country-asian="US" style:font-weight-asian="bold" style:font-name-complex="Tahoma" style:language-complex="en" style:country-complex="US" style:font-weight-complex="bold"/>
    </style:style>
    <style:style style:name="T9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letter-kerning="true" style:font-name-asian="SimSun" style:font-size-asian="10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style>
    <style:style style:name="T97"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letter-kerning="true" style:font-name-asian="SimSun" style:font-size-asian="10pt" style:language-asian="zh" style:country-asian="CN" style:font-style-asian="normal" style:font-weight-asian="normal" style:font-name-complex="Times New Roman1" style:font-size-complex="12pt" style:language-complex="hi" style:country-complex="IN" style:font-style-complex="normal" style:font-weight-complex="normal" style:text-emphasize="none" style:text-scale="100%" style:font-relief="none"/>
    </style:style>
  </office:automatic-styles>
  <office:body>
    <office:text text:use-soft-page-breaks="true">
      <text:tracked-changes text:track-changes="false">
        <text:changed-region xml:id="ct2774930333680" text:id="ct2774930333680">
          <text:insertion>
            <office:change-info>
              <dc:creator>Nieznany autor</dc:creator>
              <dc:date>2023-09-19T11:11: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Default_20_Paragraph_20_Font"><text:span text:style-name="T4">Running head:</text:span></text:span><text:span text:style-name="Default_20_Paragraph_20_Font"><text:span text:style-name="T2"> Biotic factors </text:span></text:span><text:span text:style-name="Default_20_Paragraph_20_Font"><text:span text:style-name="T62">improve</text:span></text:span><text:span text:style-name="Default_20_Paragraph_20_Font"><text:span text:style-name="T2"> succession along tropical elevation gradient</text:span></text:span></text:p>
      <text:p text:style-name="P4"/>
      <text:p text:style-name="Standard"><office:annotation office:name="__Annotation__578_2047280355" loext:resolved="false"><dc:creator>Nieznany autor</dc:creator><dc:date>2023-09-19T11:17:40.276000000</dc:date><text:p text:style-name="P24"><text:span text:style-name="T81">Research articles should present a major advance. Science Advances allows for a flexible format for research articles: articles can be short or long format, up to 15,000 words, with up to 10 figures and/or tables (combined), and 80 references. Research article requirements may be found</text:span></text:p></office:annotation><text:span text:style-name="Default_20_Paragraph_20_Font"><text:span text:style-name="T4">Title: </text:span></text:span><text:span text:style-name="Default_20_Paragraph_20_Font"><text:span text:style-name="T71">Positive</text:span></text:span><text:span text:style-name="Default_20_Paragraph_20_Font"><text:span text:style-name="T4"> effects of pathogenic fungi, herbivores, and predators on pioneer </text:span></text:span><text:span text:style-name="Default_20_Paragraph_20_Font"><text:span text:style-name="T6">sucessional </text:span></text:span><text:span text:style-name="Default_20_Paragraph_20_Font"><text:span text:style-name="T4">vegetation of tropical forests change with elevation.</text:span></text:span><office:annotation-end office:name="__Annotation__578_2047280355"/></text:p>
      <text:p text:style-name="P4"/>
      <text:p text:style-name="P4">Piotr Szefer, Austin Sau, Kenneth Molem, Jonah Philip, Martin Volf, and Vojtech Novotny</text:p>
      <text:p text:style-name="P4"/>
      <text:p text:style-name="Standard"><office:annotation office:name="__Annotation__517_2047280355" loext:resolved="false"><dc:creator>Nieznany autor</dc:creator><dc:date>2023-09-19T11:11:13.316000000</dc:date><text:p text:style-name="P24"><text:span text:style-name="T81">no more than 150 words</text:span></text:p></office:annotation><text:span text:style-name="Default_20_Paragraph_20_Font"><text:span text:style-name="T4">Abstract</text:span></text:span><text:change-start text:change-id="ct2774930333680"/><office:annotation-end office:name="__Annotation__517_2047280355"/><text:change-end text:change-id="ct2774930333680"/><text:span text:style-name="Default_20_Paragraph_20_Font"><text:span text:style-name="T2">:</text:span></text:span></text:p>
      <text:p text:style-name="P8"><text:span text:style-name="T1"><text:tab/>In the tropics pathogenic fungi, herbivores and their predators have a significant impact on plant community assembly processes. In </text:span><text:span text:style-name="T74">the context</text:span><text:span text:style-name="T1"> of regenerating tropical forest, this phenomenon can potentially affect the trajectory of succession at different elevations, and cause variation inflation in succession outcomes. <text:s/>Moreover, the relative significance of individual biotic factors can vary depending on elevation and may be differentially influenced by key plant traits. </text:span><text:span text:style-name="T74">In this paper</text:span><text:span text:style-name="T1"> we present the results of a manipulative experiment replicated at three elevations </text:span><text:span text:style-name="T53">(200m, 750m, and 1900m a.s.l.) </text:span><text:span text:style-name="T1">to study the effect of focal predators (birds, bats, and ants), herbivorous insets and pathogenic fungi on plant communities </text:span><text:span text:style-name="T74">on vegetation at the</text:span><text:span text:style-name="T1"> pioneer stage of tropical forest regeneration.</text:span></text:p>
      <text:p text:style-name="Standard"><text:span text:style-name="Default_20_Paragraph_20_Font"><text:span text:style-name="T2"><text:tab/>Fungi increased richness and density at low and high elevations. Insects reduced biomass at mid-elevation, increased diversity at high and richness at high and low elevations. Surprisingly predators were having a similar effects to those of insects except for the biomass, had no effect on richness at the low elevation but increase density at the high elevation. Increased herbivory had the expected, negative effect on biomass and density at the low elevation, reduced richness at the low and high elevation. Insects </text:span></text:span><text:span text:style-name="Default_20_Paragraph_20_Font"><text:span text:style-name="T57">affected</text:span></text:span><text:span text:style-name="Default_20_Paragraph_20_Font"><text:span text:style-name="T2"> community composition by reducing the dominance of a few early succession woody plant species. Fungi influence composition and increase density of woody plants only at the highest elevation. At the low elevation insects increase dissimilarity by decreasing abundance differences between sites. Presence of insects, and presence of predators reduce the species turnover at the mid elevation and increase its rate at the high elevation. Assembly proces </text:span></text:span><text:soft-page-break/><text:span text:style-name="Default_20_Paragraph_20_Font"><text:span text:style-name="T2">was deterministically divergent in Wanang and Yawan, but random Numba. Herbivore addition significantly changed the assembly process at all elevations shifting it to random in Wanang and Yawan and to deteministically divergent in Numba. In Yawan all treatments had the same effect, and predator treatment caused assembly to be more random. At the community level the site richness explained the CWM for SLA and water content. </text:span></text:span><text:span text:style-name="Default_20_Paragraph_20_Font"><text:span text:style-name="T9">At the individual level trait had limited abilityto improve the model. W</text:span></text:span><text:span text:style-name="T2">hen abundance, species richness, location, species’ ability to change their SLA value, and phylogeny SLA significantly improved model for predator exclusion only. Water content of leaves was significantly in all models and significant for fungicide treatment. Percent herbivory improved models for predator and insecticide treatments.</text:span></text:p>
      <text:p text:style-name="P8"><text:span text:style-name="T1"><text:tab/>The effect, that a treatment </text:span><text:span text:style-name="T74">has</text:span><text:span text:style-name="T1"> on the community, depends on the specific biotic factor studied, as well as on the elevation. Effects on richness at the establishment level are visible for insects and fungi (?), but it seems that the further dynamics and community dominance structure (trait and species) are mostly determined by the bottom up factors, like potnential site richness and productivity. Despite some some predictable effects of fungi, insects and their predators, early stages of tropical forest succession remain divergent in their trajectories. Thus their end products </text:span><text:span text:style-name="T74">remain</text:span><text:span text:style-name="T1"> difficult to predict, and we show that effect of natural enemies of plants is complex and context dependent, and forces us to perform focused and more controlled experiments.</text:span></text:p>
      <text:p text:style-name="P4"/>
      <text:p text:style-name="Standard"><text:span text:style-name="Default_20_Paragraph_20_Font"><text:span text:style-name="T4">Key words</text:span></text:span><text:span text:style-name="Default_20_Paragraph_20_Font"><text:span text:style-name="T2">: tropical forest, pioneer succession, fungicide, insecticide herbivory, tri-trophic interactions, Papua New Guinea.</text:span></text:span></text:p>
      <text:p text:style-name="P3">Introduction</text:p>
      <text:p text:style-name="P4"><text:tab/></text:p>
      <text:p text:style-name="Standard"><text:span text:style-name="Default_20_Paragraph_20_Font"><text:span text:style-name="T9"><text:tab/>The pioneer stages of succession play a crucial role in determining pace, progression, and endpoint of succession. Plants t</text:span></text:span><text:span text:style-name="Default_20_Paragraph_20_Font"><text:span text:style-name="T2">hat are able to establish at initial stages of regeneration, will most likely determine the future trajectory of success</text:span></text:span><text:span text:style-name="Default_20_Paragraph_20_Font"><text:span text:style-name="T9">ion. </text:span></text:span><text:span text:style-name="Default_20_Paragraph_20_Font"><text:span text:style-name="T57">General</text:span></text:span><text:span text:style-name="Default_20_Paragraph_20_Font"><text:span text:style-name="T9"> predictions based on recruitment, mortality … (FORMIX2) work well for biomass and density of a regenerating forests (Bossel and Krieger 1994), but the function of the ecosystem depends also on richness, diversity and functional trait composition, that may accumulate at different rates (Chazdon et al. 2010). For example, b</text:span></text:span><text:span text:style-name="Default_20_Paragraph_20_Font"><text:span text:style-name="T57">iomass canopy cover and leaf area index increase faster in</text:span></text:span><text:span text:style-name="Default_20_Paragraph_20_Font"><text:span text:style-name="T9"> high, than in low species rich replants (Veryard et al. 2023). </text:span></text:span><text:span text:style-name="T54"><office:annotation><dc:creator>Nieznany autor</dc:creator><dc:date>2023-09-18T11:50:59</dc:date><text:p><text:span text:style-name="T97">Besides</text:span><text:span text:style-name="T91"> local abiotic and </text:span><text:span text:style-name="T97">landscape factors</text:span><text:span text:style-name="T91">, plant-natural enemy interactions were shown to have a profound impact on </text:span><text:span text:style-name="T97">plant establishment,</text:span><text:span text:style-name="T91"> survival and competitive dynamics (Solé et al. 2019, Williams et al. 2021, Comita and Stump 2020).</text:span></text:p></office:annotation></text:span><text:span text:style-name="Default_20_Paragraph_20_Font"><text:span text:style-name="T2"><text:tab/></text:span></text:span></text:p>
      <text:p text:style-name="Standard"><text:span text:style-name="Default_20_Paragraph_20_Font"><text:span text:style-name="T2"><text:tab/>Multiple studies </text:span></text:span><text:span text:style-name="Default_20_Paragraph_20_Font"><text:span text:style-name="T57">from</text:span></text:span><text:span text:style-name="Default_20_Paragraph_20_Font"><text:span text:style-name="T2"> tropical forests have demonstrated the importance of fungi and herbivorous insects as mortality factors (Gripenberg et al. 2014, Bagchi et al. 2014, … MORE). <text:s/>The magnitude and directions </text:span></text:span><text:span text:style-name="Default_20_Paragraph_20_Font"><text:span text:style-name="T36">of their effect</text:span></text:span><text:span text:style-name="Default_20_Paragraph_20_Font"><text:span text:style-name="T2">, however, depends on many factors: the type of interactions considered; whether it is above or below-ground interaction (); vertebrate or invertebrate </text:span></text:span><text:span text:style-name="Default_20_Paragraph_20_Font"><text:span text:style-name="T36">top </text:span></text:span><text:span text:style-name="Default_20_Paragraph_20_Font"><text:span text:style-name="T2">predator (Godschalx et al. 2019); </text:span></text:span><text:span text:style-name="Default_20_Paragraph_20_Font"><text:span text:style-name="T36">or a possibility</text:span></text:span><text:span text:style-name="Default_20_Paragraph_20_Font"><text:span text:style-name="T2"> of compensation by another coexisting factor (</text:span></text:span><text:span text:style-name="Default_20_Paragraph_20_Font"><text:span text:style-name="T75">Krishnadas et al. 2020, Williams et al. 2021). W</text:span></text:span><text:span text:style-name="Default_20_Paragraph_20_Font"><text:span text:style-name="T2">ith changing ecological and landscape conditions, their importance may change as well. </text:span></text:span><text:span text:style-name="Default_20_Paragraph_20_Font"><text:span text:style-name="T57">For example</text:span></text:span><text:span text:style-name="Default_20_Paragraph_20_Font"><text:span text:style-name="T2">, the density-dependent effect of both pathogenic fungi and herbivorous insects on seedling survival in tropical rainforest decrease with increasing distance from the forest interior (Krishnadas et al. 2018). Trophic cascades are also sensitive to changes in ecological gradients [how?] (Kergunteuil et al. 2019).</text:span></text:span></text:p>
      <text:p text:style-name="Standard"><text:span text:style-name="Default_20_Paragraph_20_Font"><text:span text:style-name="T57"><text:tab/></text:span></text:span><text:span text:style-name="Default_20_Paragraph_20_Font"><text:span text:style-name="T2">Birds, bats and ants are considered to be the key predatory groups that control insects in tropical forest (ref). However, their effect along elevation may vary, and predation rates in the tropics are predicted to be weak at higher </text:span></text:span><office:annotation office:name="__Annotation__72_2047280355" loext:resolved="false"><dc:creator>Nieznany autor</dc:creator><dc:date>2023-09-14T08:42:14</dc:date><text:p><text:span text:style-name="T96">How? Why? If we consider nonlinear changes in species numbers… How does this affect trait compositino?</text:span></text:p></office:annotation><text:span text:style-name="Default_20_Paragraph_20_Font"><text:span text:style-name="T2">elevations</text:span></text:span><office:annotation-end office:name="__Annotation__72_2047280355"/><text:span text:style-name="Default_20_Paragraph_20_Font"><text:span text:style-name="T2"> (Roslin et al. 2017). Studies confirm an </text:span></text:span><text:span text:style-name="Default_20_Paragraph_20_Font"><text:span text:style-name="T57">e</text:span></text:span><text:span text:style-name="Default_20_Paragraph_20_Font"><text:span text:style-name="T2">levation-dependent strength of cascading effects of insectivorous birds on vegetation (Sam etc.). Similarly, the diversity and abundance of </text:span></text:span><text:span text:style-name="Default_20_Paragraph_20_Font"><text:span text:style-name="T57">predatory</text:span></text:span><text:span text:style-name="Default_20_Paragraph_20_Font"><text:span text:style-name="T2"> ants, decreases and is nearly absent above 1500 m a.s.l. (ref).</text:span></text:span><text:span text:style-name="Default_20_Paragraph_20_Font"><text:span text:style-name="T13"> </text:span></text:span><text:span text:style-name="Default_20_Paragraph_20_Font"><text:span text:style-name="T2">With reduced pressure from vertebrate predators, the top-down control may </text:span></text:span><text:span text:style-name="Default_20_Paragraph_20_Font"><text:span text:style-name="T57">have a stron effect also on pioneer vegetation, and this effect can be weaker at the high elevations</text:span></text:span><text:span text:style-name="Default_20_Paragraph_20_Font"><text:span text:style-name="T2">. </text:span></text:span><text:soft-page-break/><text:span text:style-name="Default_20_Paragraph_20_Font"><text:span text:style-name="T2">However, at least in regenerating lowland tropical forest gaps bottom-up effects may dominate (Szefer et al. 2022). This may indicate that community assembly mechanisms in pioneering vegatation differ from those of primary forests. This may be due to the more</text:span></text:span><text:span text:style-name="Default_20_Paragraph_20_Font"><text:span text:style-name="T57"> </text:span></text:span><text:span text:style-name="Default_20_Paragraph_20_Font"><text:span text:style-name="T2">acqusitive traits, </text:span></text:span><text:span text:style-name="Default_20_Paragraph_20_Font"><text:span text:style-name="T57">shade intolerance, fast </text:span></text:span><text:span text:style-name="Default_20_Paragraph_20_Font"><text:span text:style-name="T2">growth and resource management strategies of early successional plants </text:span></text:span><text:span text:style-name="Default_20_Paragraph_20_Font"><text:span text:style-name="T57">that reduces the strength of </text:span></text:span><text:span text:style-name="Default_20_Paragraph_20_Font"><text:span text:style-name="T2">density-dependence </text:span></text:span><text:span text:style-name="Default_20_Paragraph_20_Font"><text:span text:style-name="T57">of fungi (Kobe and Vriesendorp 2011) and potentially increases that of insects (ref - </text:span></text:span><text:span text:style-name="Default_20_Paragraph_20_Font"><text:span text:style-name="T2">some other paper more acquisitve the traits the more insects?).</text:span></text:span></text:p>
      <text:p text:style-name="Standard"><text:span text:style-name="Default_20_Paragraph_20_Font"><text:span text:style-name="T23"><text:tab/>Traits </text:span></text:span><text:span text:style-name="Default_20_Paragraph_20_Font"><text:span text:style-name="T57">are</text:span></text:span><text:span text:style-name="Default_20_Paragraph_20_Font"><text:span text:style-name="T23"> proven to be an effective in the restoration of specific targets defined by trait composition (Laughlin 2014) and have the potential to predict long-term survival and growth rates</text:span></text:span><text:span text:style-name="T54"><office:annotation><dc:creator>Nieznany autor</dc:creator><dc:date>2023-06-01T12:19:00</dc:date><text:p><text:span text:style-name="T82">. In tropical dry forests, ability to increase carbon assimilation/per water unit in filed conditions compared to nursery was a good predictor of </text:span><text:span text:style-name="T93">species survival</text:span><text:span text:style-name="T82"> </text:span><text:span text:style-name="T94">in restoration contexts, and the relative growth rate is best predicted with </text:span><text:span text:style-name="T95">photosynthetic</text:span><text:span text:style-name="T94"> and </text:span><text:span text:style-name="T95">water use traits</text:span></text:p></office:annotation></text:span><text:span text:style-name="Default_20_Paragraph_20_Font"><text:span text:style-name="T76"> (Werden et al. 2018). </text:span></text:span><text:span text:style-name="Default_20_Paragraph_20_Font"><text:span text:style-name="T26">What is notable is that species' long-term growth and survival rates in a regenerating community can be accurately predicted based on their traits and short-term dynamics</text:span></text:span><text:span text:style-name="Default_20_Paragraph_20_Font"><text:span text:style-name="T23"> </text:span></text:span><text:span text:style-name="Default_20_Paragraph_20_Font"><text:span text:style-name="T18">(Mart</text:span></text:span><text:span text:style-name="Default_20_Paragraph_20_Font"><text:span text:style-name="T23">ínez-Garza et al. 2013)</text:span></text:span><text:span text:style-name="Default_20_Paragraph_20_Font"><text:span text:style-name="T17">. </text:span></text:span><text:span text:style-name="Default_20_Paragraph_20_Font"><text:span text:style-name="T76">Howe</text:span></text:span><text:span text:style-name="T54"><office:annotation><dc:creator>Nieznany autor</dc:creator><dc:date>2023-06-06T09:38:00</dc:date><text:p><text:span text:style-name="T86">“</text:span><text:span text:style-name="T86">For example, the specific leaf area (SLA) and LDMC are generally related to the potential relative growth rate and can accurately indicate the trade-off between acquisitive and conservative ecological strategies (Westoby et al. </text:span><text:span text:style-name="T86"><text:a xlink:href="../_top" xlink:type="simple"/></text:span><text:span text:style-name="T92">, Mason et al. </text:span><text:span text:style-name="T92"><text:a xlink:href="../_top" xlink:type="simple"/></text:span><text:span text:style-name="T92">, Siefert </text:span><text:span text:style-name="T92"><text:a xlink:href="../_top" xlink:type="simple"/></text:span><text:span text:style-name="T92">). </text:span><text:span text:style-name="T86">Species with an acquisitive ecological strategy usually have a stronger competitive ability for resources and grow quickly in local resource-rich environments (Pérez-Harguindeguy et al. </text:span><text:span text:style-name="T86"><text:a xlink:href="../_top" xlink:type="simple"/></text:span><text:span text:style-name="T92">).“ </text:span><text:span text:style-name="T86">(Zang et al. 2019).</text:span></text:p></office:annotation></text:span><text:span text:style-name="Default_20_Paragraph_20_Font"><text:span text:style-name="T23">ver, it is important not to overlook the influence of biotic interactions, which can affect trait expression in plants (Radny and Meyer 2018, Koprivnikar et al. 2021) and alter competitive outcomes between species (Kim et al. 2013)</text:span></text:span></text:p>
      <text:p text:style-name="P9"><text:span text:style-name="Default_20_Paragraph_20_Font"><text:span text:style-name="T23"><text:tab/></text:span></text:span><text:span text:style-name="Default_20_Paragraph_20_Font"><text:span text:style-name="T24">Success f</text:span></text:span><text:span text:style-name="Default_20_Paragraph_20_Font"><text:span text:style-name="T23">or a pioneer woody plant </text:span></text:span><text:span text:style-name="Default_20_Paragraph_20_Font"><text:span text:style-name="T58">means</text:span></text:span><text:span text:style-name="Default_20_Paragraph_20_Font"><text:span text:style-name="T23"> to achieve canopy development despite competition from grasses and herbaceous plants (Charles 2020)</text:span></text:span><text:span text:style-name="Default_20_Paragraph_20_Font"><text:span text:style-name="T20">. Successful species should be able to have good gap colonization capabilities and strong competitive ability (Pywell et al. 2003). </text:span></text:span><text:span text:style-name="Default_20_Paragraph_20_Font"><text:span text:style-name="T21">For canopy trees (high?0 w</text:span></text:span><text:span text:style-name="Default_20_Paragraph_20_Font"><text:span text:style-name="T20">ood density and </text:span></text:span><text:span text:style-name="Default_20_Paragraph_20_Font"><text:span text:style-name="T21">(lower?) </text:span></text:span><text:span text:style-name="Default_20_Paragraph_20_Font"><text:span text:style-name="T20">proximity to the intact forest predicted </text:span></text:span><text:span text:style-name="Default_20_Paragraph_20_Font"><text:span text:style-name="T21">their </text:span></text:span><text:span text:style-name="Default_20_Paragraph_20_Font"><text:span text:style-name="T20">survival (Charles et al. 2018), but it may be different for </text:span></text:span><text:span text:style-name="Default_20_Paragraph_20_Font"><text:span text:style-name="T57">pioneer </text:span></text:span><text:span text:style-name="Default_20_Paragraph_20_Font"><text:span text:style-name="T20">tree s</text:span></text:span><text:span text:style-name="Default_20_Paragraph_20_Font"><text:span text:style-name="T21">pecies</text:span></text:span><text:span text:style-name="Default_20_Paragraph_20_Font"><text:span text:style-name="T20">. Pioneer plants in tropical forests posses more acquisitive traits, such as high ph</text:span></text:span><text:span text:style-name="Default_20_Paragraph_20_Font"><text:span text:style-name="T23">otosynthetic activity, rapid growth rate, high specific leaf area (SLA), low wood and tissue density, and low herbivore resistance. Although these traits make them more vulnerable to </text:span></text:span><text:span text:style-name="Default_20_Paragraph_20_Font"><text:span text:style-name="T25">natural </text:span></text:span><text:span text:style-name="Default_20_Paragraph_20_Font"><text:span text:style-name="T23">enemies, </text:span></text:span><text:span text:style-name="Default_20_Paragraph_20_Font"><text:span text:style-name="T57">they also allow to cope with herbivory through</text:span></text:span><text:span text:style-name="Default_20_Paragraph_20_Font"><text:span text:style-name="T23"> compensation for leaf damage (Whitfeld et al. 2012, Chazdon 2014). </text:span></text:span><text:span text:style-name="Default_20_Paragraph_20_Font"><text:span text:style-name="T24">Fastest growing species can therefore be potentially dominating in the absence of insects, as they overgrow their competitors. </text:span></text:span><text:span text:style-name="Default_20_Paragraph_20_Font"><text:span text:style-name="T25">This life strategy that is contrasting to old growth species may result in different responses to natural enemies than primary forest species</text:span></text:span></text:p>
      <text:p text:style-name="Standard"><text:span text:style-name="Default_20_Paragraph_20_Font"><text:span text:style-name="T4"><text:tab/></text:span></text:span><text:span text:style-name="Default_20_Paragraph_20_Font"><text:span text:style-name="T9">Tropical forest communities are</text:span></text:span><text:span text:style-name="Default_20_Paragraph_20_Font"><text:span text:style-name="T57"> charac</text:span></text:span><text:span text:style-name="Default_20_Paragraph_20_Font"><text:span text:style-name="T59">t</text:span></text:span><text:span text:style-name="Default_20_Paragraph_20_Font"><text:span text:style-name="T57">erized by a clear</text:span></text:span><text:span text:style-name="Default_20_Paragraph_20_Font"><text:span text:style-name="T9"> shift in trait values </text:span></text:span><text:span text:style-name="Default_20_Paragraph_20_Font"><text:span text:style-name="T10">with elevation</text:span></text:span><text:span text:style-name="Default_20_Paragraph_20_Font"><text:span text:style-name="T9">, with slower growing, better defended, and resource conservative plants </text:span></text:span><text:span text:style-name="Default_20_Paragraph_20_Font"><text:span text:style-name="T23">at higher elevations </text:span></text:span><text:soft-page-break/><text:span text:style-name="Default_20_Paragraph_20_Font"><text:span text:style-name="T9">(Rasmann et al. 2014). This coupled with decreasing abundances at the consumer levels (herbivores and their predators) at higher elevations may reduce insect effects and increase mortality caused by pathogenic fungi (). Succession at higher elevation may, therefore, be more strongly affected by recruitment limitation and functional traits, particularly growth rate of individual plant species. </text:span></text:span><text:span text:style-name="Default_20_Paragraph_20_Font"><text:span text:style-name="T23">G</text:span></text:span><text:span text:style-name="Default_20_Paragraph_20_Font"><text:span text:style-name="T9">rowth rates are well approximated by SLA (Osone et al. 2008, Kleinschmidt et al. 2020). If plants get tougher and better defended because of their natural enemies at higher elevations, plant traits related to growth rate and characteristic for the acquisitive resource use strategy (high leaf SLA and water content) should </text:span></text:span><text:span text:style-name="Default_20_Paragraph_20_Font"><text:span text:style-name="T23">be better at predicting better species’ success in the absence of natural enemies, particularly fungi. Stronger tropic cascades are predicted for vertebrate predator and invertebrate herbivore (Borer </text:span></text:span><text:span text:style-name="Default_20_Paragraph_20_Font"><text:span text:style-name="T9">et al. 2005). This would suggest that bird predation may be relatively more important at higher elevations for plant richness and diversity. According to Community Regulation Hypothesis, compensatory dynamisc within trophic levels may limit strength of trophic cascades, and potentially also aggregated effects of pplant-enemy interactions (Holt and Polis 1997, Pace et al. 1999). Therefore</text:span></text:span><text:span text:style-name="Default_20_Paragraph_20_Font"><text:span text:style-name="T57">,</text:span></text:span><text:span text:style-name="Default_20_Paragraph_20_Font"><text:span text:style-name="T23"> ability of SLA to predict changes in biomass of individual species should </text:span></text:span><text:span text:style-name="Default_20_Paragraph_20_Font"><text:span text:style-name="T57">increase</text:span></text:span><text:span text:style-name="Default_20_Paragraph_20_Font"><text:span text:style-name="T23"> with decreasing pressure from the top predators, which in turn is related to increase in elevation.</text:span></text:span></text:p>
      <text:p text:style-name="Standard"><text:span text:style-name="Default_20_Paragraph_20_Font"><text:span text:style-name="T2"><text:tab/></text:span></text:span><text:span text:style-name="Default_20_Paragraph_20_Font"><text:span text:style-name="T9">The effects of natural enemies on plant communities can vary depending on specific plant traits (Jia et al. 2020). <text:s/>H</text:span></text:span><text:span text:style-name="Default_20_Paragraph_20_Font"><text:span text:style-name="T2">igh competitive strategies, related to high shade-intolerance and resource acquisition, may confer resilience against natural enemies, but plants must strike a balance between resistance and competitiveness (Radny and Meyer 2018). For instance, resource-acquisitive strategies may be disadvantageous when natural enemy densities are high and hetero-specifics densities are low (Adler et al. 2013, Lasky et al. 2014). This can hinder facilitation process and slower down the succession (Fichtner et al. 2017). The expression and variation of traits during the assembly process of tropical forests are often influenced by biotic factor filters. In pioneer stages of regenerating lowland tropical forest i</text:span></text:span><text:span text:style-name="Default_20_Paragraph_20_Font"><text:span text:style-name="T57">nsect herbivores </text:span></text:span><text:span text:style-name="Default_20_Paragraph_20_Font"><text:span text:style-name="T2">have been found to </text:span></text:span><text:span text:style-name="Default_20_Paragraph_20_Font"><text:span text:style-name="T57">improve</text:span></text:span><text:span text:style-name="Default_20_Paragraph_20_Font"><text:span text:style-name="T2"> the predictability of species and trait community composition (higher SLA and lower LDMC when insects are present), and increase diversity without negatively effecting plant biomass (Szefer et al. 2020). </text:span></text:span><text:soft-page-break/><text:span text:style-name="Default_20_Paragraph_20_Font"><text:span text:style-name="T2">Additionally birds, bats, ants and other predators put constant pressure on herbivorous insects. Predator feeding mode affects the behavior of the herbivorous pray, which in turn may result in dominance of specific plant traits (Schmitz 2017). These cascading effects </text:span></text:span><text:span text:style-name="Default_20_Paragraph_20_Font"><text:span text:style-name="T57">are</text:span></text:span><text:span text:style-name="Default_20_Paragraph_20_Font"><text:span text:style-name="T2"> strong in mature ecosystems of primary tropical forests (Letourneau et al. 2004, Barber and Marquis 2011, Sam et al. 2015, Roslin et al. 2017, Houska-Tahadlova et al. 2023), </text:span></text:span><text:span text:style-name="Default_20_Paragraph_20_Font"><text:span text:style-name="T57">but</text:span></text:span><text:span text:style-name="Default_20_Paragraph_20_Font"><text:span text:style-name="T2"> may also be important for early stages of succession.</text:span></text:span><text:span text:style-name="Default_20_Paragraph_20_Font"><text:span text:style-name="T13"><text:tab/></text:span></text:span><text:span text:style-name="T54"><office:annotation><dc:creator>Nieznany autor</dc:creator><dc:date>2023-09-07T12:51:43</dc:date><text:p><text:span text:style-name="T91">[we may have to low of a variability in the trait values to detect an effects. The difference is obvious between early and late successional plants, but within pioneer tthis may be low. Can I get additional data on that? Check wether Wrights’ data on the dimensions of plant trait spaces are available...]</text:span></text:p></office:annotation></text:span></text:p>
      <text:p text:style-name="Standard"><text:span text:style-name="T54"><office:annotation><dc:creator>Nieznany autor</dc:creator><dc:date>2023-06-02T10:16:00</dc:date><text:p><text:span text:style-name="T86"><text:s/></text:span><text:span text:style-name="T86">What kind of modification we would expect in the presence of herbivores? First of all shape of the correlation may change. This should be answered based on the analysis of all plants in the control plots. Plants are tolerant to herbivory. </text:span><text:span text:style-name="T87">However, this relationship may change when natural enemies are excluded [</text:span><text:span text:style-name="T88">Try to predict how the </text:span><text:span text:style-name="T89">performance ~ SLA relationship could change with elevation. Read various other strategies of herbivore tolerance and how they may affect the relationship when enemies are not present.</text:span><text:span text:style-name="T90">?</text:span><text:span text:style-name="T87">]: with insecticide and predators SLA relationship should be even stronger. With herbivores, weaker.</text:span></text:p><text:p/><text:p><text:span text:style-name="T87">Locally diverse plant lineages, such as species-rich genera, suffer higher mortality caused by herbivores and fungal pathogens than phylogenetically isolated plant species, including alien species. In the absence of natural enemies, plant growth rate should become a better predictor of species’ success during succession.</text:span></text:p></office:annotation></text:span><text:span text:style-name="Default_20_Paragraph_20_Font"><text:span text:style-name="T2"><text:tab/></text:span></text:span><text:span text:style-name="Default_20_Paragraph_20_Font"><text:span text:style-name="T4">Here we present results of an experimental exclusion of fungal pathogens, insects and spiders and their predators from pioneer (0-1.5 year) stages of regenerating gaps in tropical forest at three elevations.</text:span></text:span><text:span text:style-name="Default_20_Paragraph_20_Font"><text:span text:style-name="T2"> We hypothesize that the strength of the plant-natural-enemy interactions </text:span></text:span><text:span text:style-name="Default_20_Paragraph_20_Font"><text:span text:style-name="T4">increases with elevation and drive changes in regenerating plant community assembly and dynamics. Specifically we predict, that n</text:span></text:span><text:span text:style-name="Default_20_Paragraph_20_Font"><text:span text:style-name="T30">atural enemies </text:span></text:span><text:span text:style-name="Default_20_Paragraph_20_Font"><text:span text:style-name="T2">(i.e. fungi, insect herbivores) will </text:span></text:span><text:span text:style-name="Default_20_Paragraph_20_Font"><text:span text:style-name="T4">increase</text:span></text:span><text:span text:style-name="Default_20_Paragraph_20_Font"><text:span text:style-name="T2"> richness and diversity of the vegetation consistently along the elevation as more conservative and slow growing species are present. The biotic factors’ will have different effects on the community assembly processes, i.e. are filters that increase prediction of the future community composition. With a reduced control of predators, stronger effects of herbivorous insects and fungi, as well as stronger abiotic filters at higher elevations should in turn increase the predictability of the community composition. Finally, we attempt to evaluate how biotic factors filter palnts based on their traits (leaf water content, SLA) in regenerating community, and evaluate variation in this relationship along elevation.</text:span></text:span></text:p>
      <text:p text:style-name="P4"/>
      <text:p text:style-name="P5">Materials and methods</text:p>
      <text:p text:style-name="P5"/>
      <text:p text:style-name="Standard"><text:span text:style-name="Default_20_Paragraph_20_Font"><text:span text:style-name="T13">Experimental design</text:span></text:span></text:p>
      <text:p text:style-name="Standard"><text:span text:style-name="Default_20_Paragraph_20_Font"><text:span text:style-name="T2"><text:tab/>Experimental treatments (fungicide MANCOZEB …, Imidacloprid + Lambda cychalothrin, Exclosures, Herbivore addition, locally dominant generalist Curc001 in Wanang and CurcXXX in Numba and Yawan, Undisturbed growth and repeated treatments. P</text:span></text:span><text:span text:style-name="Default_20_Paragraph_20_Font"><text:span text:style-name="T8">lant species from </text:span></text:span><text:soft-page-break/><text:span text:style-name="Default_20_Paragraph_20_Font"><text:span text:style-name="T8">three tropical forest sites: Wanang (200 m a.s.l.), Numba (700 m a.s.l.), and Yawan (1900 m a.s.l.). We refer to the sites as low, mid- and high elevations throughout the text.</text:span></text:span></text:p>
      <text:p text:style-name="P4"/>
      <text:p text:style-name="P6">Statistical analyses</text:p>
      <text:p text:style-name="P4"><text:tab/>We used log-response ratios (LRRs) to compare the effect strengths between sites. We used Bray-Curtis dissimilarities between control plot and each of the four treatments (fungicide, herbivore, insecticide and exclusion of key predators) to test our prediction that some treatments may affect community composition more strongly at higher elevations.</text:p>
      <text:p text:style-name="Standard"><text:span text:style-name="Default_20_Paragraph_20_Font"><text:span text:style-name="T2"><text:tab/>We modeled natural logarithm of total biomass at a given plot predicted with logarithm of SLA [m</text:span></text:span><text:span text:style-name="Default_20_Paragraph_20_Font"><text:span text:style-name="T78">2</text:span></text:span><text:span text:style-name="Default_20_Paragraph_20_Font"><text:span text:style-name="T2">/kg dry leaf mass] as a linear function using a phylogenetic generalised least square (assumption, both high and low values of SLA may not be the best option for plants </text:span></text:span><text:span text:style-name="Default_20_Paragraph_20_Font"><text:span text:style-name="T8">[explain in the intro why it is like that]</text:span></text:span><text:span text:style-name="Default_20_Paragraph_20_Font"><text:span text:style-name="T2">). We tested for the best modle of the trait evolution using the function fitContinuous. And we chose based on likelihood the OU model. For which we estimated the alpha parameter, that was later used to provide correlation structure for the model.</text:span></text:span></text:p>
      <text:p text:style-name="Standard"><text:span text:style-name="Default_20_Paragraph_20_Font"><text:span text:style-name="T2"><text:tab/>Bertellet’s and Levene’s homogeneity tests were performed for LRR of all descriptors comparisons between sites. If at least one test showed lack of homogeneity we accounted this in statistical model by providing </text:span></text:span><text:span text:style-name="Default_20_Paragraph_20_Font"><text:span text:style-name="T13">varIdent(form = ~1|site) </text:span></text:span><text:span text:style-name="Default_20_Paragraph_20_Font"><text:span text:style-name="T2">option as weights in the </text:span></text:span><text:span text:style-name="Default_20_Paragraph_20_Font"><text:span text:style-name="T13">gls</text:span></text:span><text:span text:style-name="Default_20_Paragraph_20_Font"><text:span text:style-name="T2"> function.</text:span></text:span></text:p>
      <text:p text:style-name="P4"><text:tab/>Community composition … and Bray-Curtis analysis, Random vs deterministic changes (Raup-Crick).</text:p>
      <text:p text:style-name="P4"><text:tab/>We approached species success’ depandency on traits in two ways. First we used random forest method to evaluate importance of total sppecies biomass at a given plot, the plot richness, species SLA, water content and herbivory on their presence-absence dynamics when comparing control plot with a treeatment plot. I.e., how well traits predicted wether species werer lost, gained or remained on the treatment plot compared to the control. Algorithm…, hyperparameters?</text:p>
      <text:p text:style-name="Standard"><text:span text:style-name="Default_20_Paragraph_20_Font"><text:span text:style-name="T2"><text:tab/>CWM for different treatments we also evaluated whether treatments affected trait community composition, by calcualting community weighted means (CWM) for SLA, </text:span></text:span><text:span text:style-name="Default_20_Paragraph_20_Font"><text:span text:style-name="T33">water content</text:span></text:span><text:span text:style-name="Default_20_Paragraph_20_Font"><text:span text:style-name="T2"> and </text:span></text:span><text:span text:style-name="Default_20_Paragraph_20_Font"><text:span text:style-name="T33">herbivory [</text:span></text:span><text:span text:style-name="Default_20_Paragraph_20_Font"><text:span text:style-name="T8">i dont think I have performed these analyses yet</text:span></text:span><text:span text:style-name="Default_20_Paragraph_20_Font"><text:span text:style-name="T33">]</text:span></text:span><text:span text:style-name="Default_20_Paragraph_20_Font"><text:span text:style-name="T2">.</text:span></text:span></text:p>
      <text:p text:style-name="P4"><text:soft-page-break/><text:tab/>Phylogeny …</text:p>
      <text:p text:style-name="P4"><text:tab/>Response variable for the SLA effect …</text:p>
      <text:p text:style-name="Standard"><text:span text:style-name="Default_20_Paragraph_20_Font"><text:span text:style-name="T2"><text:tab/>We built multiple, competitive statistical models explaining relationship between species’ traits and their abilities to change biomass in response to a treatment. Those included linear and quadratic relationships, and site interactions while accounting for phylogenetical relationships between species. We used chi-square test of the log-likelihood ratio to compare models. If two models were not significantly different from each other then we would always go with a model with lower AIC. We compared model without traits (null model) and with traits, allowing for nonlinear (quadratic) trait vs Δ</text:span></text:span><text:span text:style-name="Default_20_Paragraph_20_Font"><text:span text:style-name="T79">bio</text:span></text:span><text:span text:style-name="Default_20_Paragraph_20_Font"><text:span text:style-name="T2"> relationship. If the model with the traits was better, we tested whether removal of a single trait would improve the quadratic model. With a two trait model we would try to reduce it further to only one trait. Final model would then be tested for the necessity of the quadratic terms, which will be removed in all combinations for two/three trait model. Test for the interaction. The final model co-variates were always plant species richness at the control plot, logarithm of abundance (number of stems &gt;1 cm DBH in the plot); log-response of SLA for a species (to account for SLA plasticity for a given species and the location, All GLS models accountd for phylogeny. This ensures that we look only at the trait effect on the biomass change.</text:span></text:span></text:p>
      <text:p text:style-name="P4"/>
      <text:p text:style-name="Standard"><text:span text:style-name="Default_20_Paragraph_20_Font"><text:span text:style-name="T4">Results</text:span></text:span></text:p>
      <text:p text:style-name="P10"><text:span text:style-name="Default_20_Paragraph_20_Font"><text:span text:style-name="T2"><text:tab/>We identified </text:span></text:span><text:span text:style-name="Default_20_Paragraph_20_Font"><text:span text:style-name="T8">157</text:span></text:span><text:span text:style-name="Default_20_Paragraph_20_Font"><text:span text:style-name="T2"> </text:span></text:span><text:span text:style-name="Default_20_Paragraph_20_Font"><text:span text:style-name="T37">(range per plot: ...) </text:span></text:span><text:span text:style-name="Default_20_Paragraph_20_Font"><text:span text:style-name="T8">woody plant species</text:span></text:span><text:span text:style-name="Default_20_Paragraph_20_Font"><text:span text:style-name="T2">, <text:s/>w</text:span></text:span><text:span text:style-name="Default_20_Paragraph_20_Font"><text:span text:style-name="T37">ith </text:span></text:span><text:span text:style-name="Default_20_Paragraph_20_Font"><text:span text:style-name="T2">total of </text:span></text:span><office:annotation office:name="__Annotation__248_2047280355" loext:resolved="false"><dc:creator>Nieznany autor</dc:creator><dc:date>2023-06-10T12:20:00</dc:date><text:p><text:span text:style-name="T82">Check this value again!!!</text:span></text:p></office:annotation><text:span text:style-name="Default_20_Paragraph_20_Font"><text:span text:style-name="T2">8594</text:span></text:span><office:annotation-end office:name="__Annotation__248_2047280355"/><text:span text:style-name="Default_20_Paragraph_20_Font"><text:span text:style-name="T2"> kg </text:span></text:span><text:span text:style-name="Default_20_Paragraph_20_Font"><text:span text:style-name="T37">(range ...) of biomass</text:span></text:span><text:span text:style-name="Default_20_Paragraph_20_Font"><text:span text:style-name="T2"> (</text:span></text:span><text:span text:style-name="Default_20_Paragraph_20_Font"><text:span text:style-name="T33">Tab. SXX</text:span></text:span><text:span text:style-name="Default_20_Paragraph_20_Font"><text:span text:style-name="T2">). Our data revealed that the </text:span></text:span><text:span text:style-name="Default_20_Paragraph_20_Font"><text:span text:style-name="T49">diversity was highest at the </text:span></text:span><text:span text:style-name="Default_20_Paragraph_20_Font"><text:span text:style-name="T38">mid elevation </text:span></text:span><text:span text:style-name="Default_20_Paragraph_20_Font"><text:span text:style-name="T2">(Supplementary Information: Appendix I, Fig. S1). </text:span></text:span><text:span text:style-name="Default_20_Paragraph_20_Font"><text:span text:style-name="T38">Predicted richness </text:span></text:span><text:span text:style-name="Default_20_Paragraph_20_Font"><text:span text:style-name="T2">peaked around </text:span></text:span><text:span text:style-name="Default_20_Paragraph_20_Font"><text:span text:style-name="T68">1000</text:span></text:span><text:span text:style-name="Default_20_Paragraph_20_Font"><text:span text:style-name="T2"> m a.s.l. Elevations were similar in their baseline </text:span></text:span><text:span text:style-name="Default_20_Paragraph_20_Font"><text:span text:style-name="T38">(evaluated at the control plot)</text:span></text:span><text:span text:style-name="Default_20_Paragraph_20_Font"><text:span text:style-name="T2"> productivity (total biomass,</text:span></text:span><text:span text:style-name="Default_20_Paragraph_20_Font"><text:span text:style-name="T4"> Fig. S1</text:span></text:span><text:span text:style-name="Default_20_Paragraph_20_Font"><text:span text:style-name="T2">). At the </text:span></text:span><text:span text:style-name="Default_20_Paragraph_20_Font"><text:span text:style-name="T68">mid</text:span></text:span><text:span text:style-name="Default_20_Paragraph_20_Font"><text:span text:style-name="T2"> elevation the plant abundance, richness and diversity was significantly higher than at the low elevation</text:span></text:span><text:span text:style-name="Default_20_Paragraph_20_Font"><text:span text:style-name="T2"><office:annotation><dc:creator>Nieznany autor</dc:creator><dc:date>2023-09-21T10:58:21.821000000</dc:date><text:p text:style-name="P25"><text:span text:style-name="T81">Add tukey post-hoc to the plot.</text:span></text:p></office:annotation></text:span></text:span><text:span text:style-name="Default_20_Paragraph_20_Font"><text:span text:style-name="T2">. </text:span></text:span><text:span text:style-name="Default_20_Paragraph_20_Font"><text:span text:style-name="T38">No </text:span></text:span><text:span text:style-name="Default_20_Paragraph_20_Font"><text:span text:style-name="T2">significant differences in </text:span></text:span><text:span text:style-name="Default_20_Paragraph_20_Font"><text:span text:style-name="T38">inter-p</text:span></text:span><text:span text:style-name="Default_20_Paragraph_20_Font"><text:span text:style-name="T60">lot</text:span></text:span><text:span text:style-name="Default_20_Paragraph_20_Font"><text:span text:style-name="T38"> </text:span></text:span><text:span text:style-name="Default_20_Paragraph_20_Font"><text:span text:style-name="T2">varia</text:span></text:span><text:span text:style-name="Default_20_Paragraph_20_Font"><text:span text:style-name="T38">tion</text:span></text:span><text:span text:style-name="Default_20_Paragraph_20_Font"><text:span text:style-name="T2"> between </text:span></text:span><text:span text:style-name="Default_20_Paragraph_20_Font"><text:span text:style-name="T68">elevation</text:span></text:span><text:span text:style-name="Default_20_Paragraph_20_Font"><text:span text:style-name="T2"> were detected (</text:span></text:span><text:span text:style-name="Default_20_Paragraph_20_Font"><text:span text:style-name="T4">Tab. S1</text:span></text:span><text:span text:style-name="Default_20_Paragraph_20_Font"><text:span text:style-name="T2">).</text:span></text:span></text:p>
      <text:p text:style-name="P11"><text:span text:style-name="Default_20_Paragraph_20_Font"><text:span text:style-name="T2"><text:tab/>Fungi exhibited a positive effect on woody plant richness </text:span></text:span><text:span text:style-name="Default_20_Paragraph_20_Font"><text:span text:style-name="T39">and density</text:span></text:span><text:span text:style-name="Default_20_Paragraph_20_Font"><text:span text:style-name="T2"> at low and high elevations (Fig. 1)</text:span></text:span><text:span text:style-name="T54"><office:annotation><dc:creator>Nieznany autor</dc:creator><dc:date>2023-06-10T10:05:00</dc:date><text:p><text:span text:style-name="T82">, and the variance in Yawan was higher (</text:span><text:span text:style-name="T83">Levene’s test; P = xxx</text:span><text:span text:style-name="T82">). In the GLS function showed significant difference of LRR in Yawan, that was not observed for LM model (</text:span><text:span text:style-name="T84">Tab. S1</text:span><text:span text:style-name="T85">).</text:span></text:p></office:annotation></text:span><text:span text:style-name="Default_20_Paragraph_20_Font"><text:span text:style-name="T2">. Insects reduced biomass only at </text:span></text:span><text:span text:style-name="Default_20_Paragraph_20_Font"><text:span text:style-name="T39">the </text:span></text:span><text:span text:style-name="Default_20_Paragraph_20_Font"><text:span text:style-name="T2">mid-elevation. </text:span></text:span><text:span text:style-name="Default_20_Paragraph_20_Font"><text:span text:style-name="T39">A</text:span></text:span><text:span text:style-name="Default_20_Paragraph_20_Font"><text:span text:style-name="T2">t the high elevation insects </text:span></text:span><text:soft-page-break/><text:span text:style-name="Default_20_Paragraph_20_Font"><text:span text:style-name="T2">increased diversity and richness, </text:span></text:span><text:span text:style-name="Default_20_Paragraph_20_Font"><text:span text:style-name="T61">but</text:span></text:span><text:span text:style-name="Default_20_Paragraph_20_Font"><text:span text:style-name="T2"> </text:span></text:span><text:span text:style-name="Default_20_Paragraph_20_Font"><text:span text:style-name="T61">only</text:span></text:span><text:span text:style-name="Default_20_Paragraph_20_Font"><text:span text:style-name="T2"> richness </text:span></text:span><text:span text:style-name="Default_20_Paragraph_20_Font"><text:span text:style-name="T39">was increased </text:span></text:span><text:span text:style-name="Default_20_Paragraph_20_Font"><text:span text:style-name="T2">at </text:span></text:span><text:span text:style-name="Default_20_Paragraph_20_Font"><text:span text:style-name="T39">the</text:span></text:span><text:span text:style-name="Default_20_Paragraph_20_Font"><text:span text:style-name="T2"> low elevations. Predator removal resulted in an increase in diversity, richness, </text:span></text:span><text:span text:style-name="Default_20_Paragraph_20_Font"><text:span text:style-name="T39">and density</text:span></text:span><text:span text:style-name="Default_20_Paragraph_20_Font"><text:span text:style-name="T2"> only at the high elevation. The addition of herbivores reduced biomass </text:span></text:span><text:span text:style-name="Default_20_Paragraph_20_Font"><text:span text:style-name="T61">of</text:span></text:span><text:span text:style-name="Default_20_Paragraph_20_Font"><text:span text:style-name="T2"> woody plant density at low elevation, as well as richness at both low and high elevations, </text:span></text:span><text:span text:style-name="Default_20_Paragraph_20_Font"><text:span text:style-name="T39">and woody plant density at the low elevation</text:span></text:span><text:span text:style-name="Default_20_Paragraph_20_Font"><text:span text:style-name="T2">.</text:span></text:span></text:p>
      <text:p text:style-name="P12"><text:span text:style-name="Default_20_Paragraph_20_Font"><text:span text:style-name="T2"><text:tab/>At the low elevation, the control group exhibited higher baseline dissimilarity compared to mid-elevation. Only the addition of herbivores resulted in a consistent decrease in dissimilarity with increasing elevation (Fig. </text:span></text:span><text:span text:style-name="Default_20_Paragraph_20_Font"><text:span text:style-name="T40">3</text:span></text:span><text:span text:style-name="Default_20_Paragraph_20_Font"><text:span text:style-name="T2">). Insect exclusion had a significant impact on the community composition across all elevations </text:span></text:span><text:span text:style-name="Default_20_Paragraph_20_Font"><text:span text:style-name="T40">and </text:span></text:span><text:span text:style-name="Default_20_Paragraph_20_Font"><text:span text:style-name="T2">fungicide treatment only at the highest elevation (Fig, </text:span></text:span><text:span text:style-name="Default_20_Paragraph_20_Font"><text:span text:style-name="T40">4</text:span></text:span><text:span text:style-name="Default_20_Paragraph_20_Font"><text:span text:style-name="T2">; Appendix I, Tab. S1). At the low elevation, the species composition primarily changed through the turnover of species (high balanced component, low gradient component of dissimilarity). However, at the two other locations, the community underwent change</text:span></text:span><text:span text:style-name="Default_20_Paragraph_20_Font"><text:span text:style-name="T41">s</text:span></text:span><text:span text:style-name="Default_20_Paragraph_20_Font"><text:span text:style-name="T2"> through shifts in the abundance structure were more pronounced than species turnover. Treatments affected this partition. At the low elevation insects reduced dissimilarity and by mainly reducing the gradient component (</text:span></text:span><text:span text:style-name="Default_20_Paragraph_20_Font"><text:span text:style-name="T4">Appendix I, Fig S4</text:span></text:span><text:span text:style-name="Default_20_Paragraph_20_Font"><text:span text:style-name="T2">). At the mid elevation reduction of the balanced component by insect and predator presence and increased levels of herbivory were leveled out by increase in the gradient components, but not in the herbivore addition treatment. This resulted in no changes to general dissimilarity. At the highest elevation increase in balanced component due to insects and presence of predators was reflected in the increase in dissimilarity. No change in the gradient component were observed. </text:span></text:span><text:span text:style-name="T2">At the highest studied elevation, all treatments caused a shift from deterministic in their divergence (predictably unpredictable to random) towards random community assembly (Fig. 3). Similar shift, but weaker in cases of insecticide and fungicide were observed at the lowest elevation. Opposite patterns were observed at the mid-elevation, where communities showed rather random assembly and only addition of herbivores significantly increased divergence of the community composition.</text:span></text:p>
      <text:p text:style-name="P13"><text:span text:style-name="Default_20_Paragraph_20_Font"><text:span text:style-name="T13"><text:tab/></text:span></text:span><text:span text:style-name="Default_20_Paragraph_20_Font"><text:span text:style-name="T2">Plants with higher water content </text:span></text:span><text:span text:style-name="Default_20_Paragraph_20_Font"><text:span text:style-name="T63">were </text:span></text:span><text:span text:style-name="Default_20_Paragraph_20_Font"><text:span text:style-name="T64">positively correlated with the location of a species along</text:span></text:span><text:span text:style-name="Default_20_Paragraph_20_Font"><text:span text:style-name="T63"> the insecticide </text:span></text:span><text:span text:style-name="Default_20_Paragraph_20_Font"><text:span text:style-name="T64">and fungi </text:span></text:span><text:span text:style-name="Default_20_Paragraph_20_Font"><text:span text:style-name="T63">treatment</text:span></text:span><text:span text:style-name="Default_20_Paragraph_20_Font"><text:span text:style-name="T64"> effect vectors</text:span></text:span><text:span text:style-name="Default_20_Paragraph_20_Font"><text:span text:style-name="T63"> </text:span></text:span><text:span text:style-name="Default_20_Paragraph_20_Font"><text:span text:style-name="T43">at</text:span></text:span><text:span text:style-name="Default_20_Paragraph_20_Font"><text:span text:style-name="T2"> mid and high elevation. </text:span></text:span><text:span text:style-name="Default_20_Paragraph_20_Font"><text:span text:style-name="T43">The opposite</text:span></text:span><text:span text:style-name="Default_20_Paragraph_20_Font"><text:span text:style-name="T72"> relationship for SLA was found at the mid elevation (Tab. SXXX, Appendix I)</text:span></text:span><text:span text:style-name="Default_20_Paragraph_20_Font"><text:span text:style-name="T5">.</text:span></text:span><text:span text:style-name="Default_20_Paragraph_20_Font"><text:span text:style-name="T42"> </text:span></text:span><text:span text:style-name="Default_20_Paragraph_20_Font"><text:span text:style-name="T2">Species’ faith (i.e. </text:span></text:span><text:span text:style-name="Default_20_Paragraph_20_Font"><text:span text:style-name="T42">whether</text:span></text:span><text:span text:style-name="Default_20_Paragraph_20_Font"><text:span text:style-name="T2"> they were lost, gained, or stayed </text:span></text:span><text:span text:style-name="Default_20_Paragraph_20_Font"><text:span text:style-name="T44">when comparing control with a treatment plot plant </text:span></text:span><text:soft-page-break/><text:span text:style-name="Default_20_Paragraph_20_Font"><text:span text:style-name="T44">communities</text:span></text:span><text:span text:style-name="Default_20_Paragraph_20_Font"><text:span text:style-name="T2">) was best predicted by individual species’ total biomass. In all cases water content was the second most important trait, while SLA and herbivory as the third most important trait only at the fungicide treatment. Three studied traits varied in their importance in predicting the change in biomass (Δ biomass) in response to a treatment (Tab. XXX, Fig. XXX). SLA was significant, nonlinear only in the predator exclusion treatment. Species with higher water content tend to increase biomass in response to the fungicide treatment. Water content was a significant co-variate in all models. Most variation in the biomass change was explained by abundance, site identity, intra-specific shifts in SLA values</text:span></text:span><text:span text:style-name="T54"><office:annotation><dc:creator>Nieznany autor</dc:creator><dc:date>2023-06-10T11:57:00</dc:date><text:p><text:span text:style-name="T82">I should add also the other trait change values. Are other traits evaluated at the control? Then it would make total sense to add water content change as well. Maybe plants change their biomass through increasing water content? And lets see how herbivory changes as well.</text:span></text:p></office:annotation></text:span><text:span text:style-name="Default_20_Paragraph_20_Font"><text:span text:style-name="T2">. </text:span></text:span></text:p>
      <text:p text:style-name="P13"><text:span text:style-name="Default_20_Paragraph_20_Font"><text:span text:style-name="T45"><text:tab/>CWM for water content and </text:span></text:span><text:span text:style-name="Default_20_Paragraph_20_Font"><text:span text:style-name="T46">SLA was closely related to species richness irrespective of site, treatmetn and elevation, i.e., species CWMSLA and CWMWC were lower at high species richness sites.</text:span></text:span></text:p>
      <text:p text:style-name="P4"/>
      <text:p text:style-name="P5">Discussion</text:p>
      <text:p text:style-name="P5"/>
      <text:p text:style-name="P7">General effects</text:p>
      <text:p text:style-name="P5"/>
      <text:p text:style-name="P15"><text:span text:style-name="T2">Our results show that biotic factors affect pioneer vegetation, but the direction and magnitude of their effects are elusive and vary depending on the properties of the studied plant community and the elevations. The biomass remained robust to experimental treatments, indicating a strong bottom-up biomass control. However, </text:span><text:span text:style-name="T4">we observed that the effects of fungi, insects, and predators on richness, diversity, and density were generally positive at high and low elevations, while they were absent at the mid elevation</text:span><text:span text:style-name="T2">. This pattern </text:span><text:span text:style-name="T65">is indicative of</text:span><text:span text:style-name="T2"> a clear top-down forcing </text:span><text:span text:style-name="T46">of these biotic factors</text:span><text:span text:style-name="T2">.</text:span></text:p>
      <text:p text:style-name="P15"><text:span text:style-name="Default_20_Paragraph_20_Font"><text:span text:style-name="T2">Fungi and insects </text:span></text:span><text:span text:style-name="Default_20_Paragraph_20_Font"><text:span text:style-name="T66">have</text:span></text:span><text:span text:style-name="Default_20_Paragraph_20_Font"><text:span text:style-name="T2"> similar effects </text:span></text:span><text:span text:style-name="Default_20_Paragraph_20_Font"><text:span text:style-name="T47">on vegetation </text:span></text:span><text:span text:style-name="Default_20_Paragraph_20_Font"><text:span text:style-name="T66">at</text:span></text:span><text:span text:style-name="Default_20_Paragraph_20_Font"><text:span text:style-name="T47"> all three </text:span></text:span><text:span text:style-name="Default_20_Paragraph_20_Font"><text:span text:style-name="T2">elevations. High and low elevations exhibit increased richness and density, possibly due to negative density dependence and niche space expansion for plant species. </text:span></text:span><text:span text:style-name="Default_20_Paragraph_20_Font"><text:span text:style-name="T47">These effects show clear indications of the factors’ effects. </text:span></text:span><text:span text:style-name="Default_20_Paragraph_20_Font"><text:span text:style-name="T11">Puzzling however is lack of many of theses effects at the mid elevation</text:span></text:span><text:span text:style-name="Default_20_Paragraph_20_Font"><text:span text:style-name="T47">. It is possible, though, that </text:span></text:span><text:soft-page-break/><text:span text:style-name="Default_20_Paragraph_20_Font"><text:span text:style-name="T47">a</text:span></text:span><text:span text:style-name="Default_20_Paragraph_20_Font"><text:span text:style-name="T2">t the mid elevation, fungi and insects can compensate for each other's effects, resulting in a nullification of individual treatments. Lets say that we remove insects from a plot, and there is a strong compensation by either fungi or other factors, then the </text:span></text:span><text:span text:style-name="Default_20_Paragraph_20_Font"><text:span text:style-name="T47">treatment </text:span></text:span><text:span text:style-name="Default_20_Paragraph_20_Font"><text:span text:style-name="T2">effect would not be </text:span></text:span><text:span text:style-name="Default_20_Paragraph_20_Font"><text:span text:style-name="T66">detected</text:span></text:span><text:span text:style-name="Default_20_Paragraph_20_Font"><text:span text:style-name="T2"> for both of these treatments, and there will be no correlation between </text:span></text:span><text:span text:style-name="Default_20_Paragraph_20_Font"><text:span text:style-name="T47">magnitudes of </text:span></text:span><text:span text:style-name="Default_20_Paragraph_20_Font"><text:span text:style-name="T2">their effects. To be certain about the presence of these effects additional treatment combining insecticide and fungicide treatment should be </text:span></text:span><text:span text:style-name="Default_20_Paragraph_20_Font"><text:span text:style-name="T66">evaluated</text:span></text:span><text:span text:style-name="Default_20_Paragraph_20_Font"><text:span text:style-name="T2">. Additionally, if top-down effects are strong, herbivores are strongly suppressed. In this situation, insecticide treatment may have negligible effect on vegetation (no effect of insects, but effect of predators sign? - density in Y). Of course we cannot exclude also other factors, like rodents and soil communities. This calls for more thoughtful experimental designs. <text:s/></text:span></text:span><text:span text:style-name="Default_20_Paragraph_20_Font"><text:span text:style-name="T66">What is noticeable is a huge within-treatment variation in Jaccard plant community similarity index a the mid eleavation, compared to low and high elevations. This suggests that local diversity may plant a significant role in mediating the factors’ effect sizes.</text:span></text:span></text:p>
      <text:p text:style-name="P17"><text:span text:style-name="Default_20_Paragraph_20_Font"><text:span text:style-name="T4">Significant positive effects of top predators on richness and diversity of top-predators occurred more often at the highest elevation</text:span></text:span><text:span text:style-name="Default_20_Paragraph_20_Font"><text:span text:style-name="T2">. </text:span></text:span><text:span text:style-name="Default_20_Paragraph_20_Font"><text:span text:style-name="T47">However, their effects are positive, which is contradictory to predictions. </text:span></text:span><text:span text:style-name="Default_20_Paragraph_20_Font"><text:span text:style-name="T2">In a classic, mechanistic model of the top-down control, when the effects of insects on vegetation biomass are negative/positive, then we would expect the effects of predators to be the opposite. The lack of a general effect does not necessarily mean that the </text:span></text:span><text:span text:style-name="Default_20_Paragraph_20_Font"><text:span text:style-name="T4">cascading effects</text:span></text:span><text:span text:style-name="Default_20_Paragraph_20_Font"><text:span text:style-name="T2"> are not present. </text:span></text:span><text:span text:style-name="Default_20_Paragraph_20_Font"><text:span text:style-name="T67">However,</text:span></text:span><text:span text:style-name="Default_20_Paragraph_20_Font"><text:span text:style-name="T2"> </text:span></text:span><text:span text:style-name="Default_20_Paragraph_20_Font"><text:span text:style-name="T14">negative correlation of the </text:span></text:span><text:span text:style-name="Default_20_Paragraph_20_Font"><text:span text:style-name="T73">predator and insect effects</text:span></text:span><text:span text:style-name="Default_20_Paragraph_20_Font"><text:span text:style-name="T14"> is expected </text:span></text:span><text:span text:style-name="Default_20_Paragraph_20_Font"><text:span text:style-name="T15">at minimum</text:span></text:span><text:span text:style-name="Default_20_Paragraph_20_Font"><text:span text:style-name="T2">. </text:span></text:span><text:span text:style-name="Default_20_Paragraph_20_Font"><text:span text:style-name="T48">In our case, s</text:span></text:span><text:span text:style-name="Default_20_Paragraph_20_Font"><text:span text:style-name="T2">ignificant correlations of </text:span></text:span><text:span text:style-name="Default_20_Paragraph_20_Font"><text:span text:style-name="T48">herbivorous</text:span></text:span><text:span text:style-name="Default_20_Paragraph_20_Font"><text:span text:style-name="T2"> insects and their predators effects on </text:span></text:span><text:span text:style-name="Default_20_Paragraph_20_Font"><text:span text:style-name="T48">vegetat</text:span></text:span><text:span text:style-name="Default_20_Paragraph_20_Font"><text:span text:style-name="T22">ion</text:span></text:span><text:span text:style-name="Default_20_Paragraph_20_Font"><text:span text:style-name="T20"> biomass, diversity, richness, and density</text:span></text:span><text:span text:style-name="Default_20_Paragraph_20_Font"><text:span text:style-name="T14"> were </text:span></text:span><text:span text:style-name="Default_20_Paragraph_20_Font"><text:span text:style-name="T73">either</text:span></text:span><text:span text:style-name="Default_20_Paragraph_20_Font"><text:span text:style-name="T14"> </text:span></text:span><text:span text:style-name="Default_20_Paragraph_20_Font"><text:span text:style-name="T15">not </text:span></text:span><text:span text:style-name="Default_20_Paragraph_20_Font"><text:span text:style-name="T14">significant </text:span></text:span><text:span text:style-name="Default_20_Paragraph_20_Font"><text:span text:style-name="T15">or </text:span></text:span><text:span text:style-name="Default_20_Paragraph_20_Font"><text:span text:style-name="T14">positive, </text:span></text:span><text:span text:style-name="Default_20_Paragraph_20_Font"><text:span text:style-name="T15">especially at the high eleavation</text:span></text:span><text:span text:style-name="Default_20_Paragraph_20_Font"><text:span text:style-name="T2">. </text:span></text:span><text:span text:style-name="Default_20_Paragraph_20_Font"><text:span text:style-name="T48">Positive correlatino</text:span></text:span><text:span text:style-name="Default_20_Paragraph_20_Font"><text:span text:style-name="T2"> means, that the exclosure treatment </text:span></text:span><text:span text:style-name="Default_20_Paragraph_20_Font"><text:span text:style-name="T48">(no </text:span></text:span><text:span text:style-name="Default_20_Paragraph_20_Font"><text:span text:style-name="T67">top-predators</text:span></text:span><text:span text:style-name="Default_20_Paragraph_20_Font"><text:span text:style-name="T48">, expected higher insect abundances) </text:span></text:span><text:span text:style-name="Default_20_Paragraph_20_Font"><text:span text:style-name="T2">ha</text:span></text:span><text:span text:style-name="Default_20_Paragraph_20_Font"><text:span text:style-name="T48">d</text:span></text:span><text:span text:style-name="Default_20_Paragraph_20_Font"><text:span text:style-name="T2"> the same effect on vegatation, as the insecticide treatment </text:span></text:span><text:span text:style-name="Default_20_Paragraph_20_Font"><text:span text:style-name="T48">(reduced insect abundance)</text:span></text:span><text:span text:style-name="Default_20_Paragraph_20_Font"><text:span text:style-name="T2">. It is possible, that in the exclosure </text:span></text:span><text:span text:style-name="Default_20_Paragraph_20_Font"><text:span text:style-name="T4">spiders are released from the predatory pressure and exert stronger pressure on herbivores</text:span></text:span><text:span text:style-name="Default_20_Paragraph_20_Font"><text:span text:style-name="T2">. </text:span></text:span><text:span text:style-name="Default_20_Paragraph_20_Font"><text:span text:style-name="T48">Due to l</text:span></text:span><text:span text:style-name="Default_20_Paragraph_20_Font"><text:span text:style-name="T2">imitations of surveying the plots for insects to see exactly what had happened. </text:span></text:span><text:span text:style-name="Default_20_Paragraph_20_Font"><text:span text:style-name="T27">Exclusion intensifies spider predation either by </text:span></text:span><text:span text:style-name="Default_20_Paragraph_20_Font"><text:span text:style-name="T17">creating conditions for web building spiders</text:span></text:span><text:span text:style-name="Default_20_Paragraph_20_Font"><text:span text:style-name="T27">, or by reducing predatory spider mortality, which intensifies predation on herbivores. At least in Wanang no cosistent increase </text:span></text:span><text:soft-page-break/><text:span text:style-name="Default_20_Paragraph_20_Font"><text:span text:style-name="T27">in spider abundance was observed. But we concluded weak top-down control there (basically no effect of the exclosure). This might be different for N and Y (</text:span></text:span><text:span text:style-name="Default_20_Paragraph_20_Font"><text:span text:style-name="T19">evaluate using preliminary data</text:span></text:span><text:span text:style-name="Default_20_Paragraph_20_Font"><text:span text:style-name="T27">). </text:span></text:span><text:span text:style-name="Default_20_Paragraph_20_Font"><text:span text:style-name="T28">However, change in alternative predator community may be behavioural (Schmitz ).</text:span></text:span></text:p>
      <text:p text:style-name="P23"><text:span text:style-name="Default_20_Paragraph_20_Font"><text:span text:style-name="T2"><text:tab/>Only insects affected the plant species composition at all elevations, and fungi also at the highest elevation. The analysis of beta diversity components show that all insect related treatments (P, P+H, I) affect species turnover and dominance structure in </text:span></text:span><text:span text:style-name="Default_20_Paragraph_20_Font"><text:span text:style-name="T50">a </text:span></text:span><text:span text:style-name="Default_20_Paragraph_20_Font"><text:span text:style-name="T2">very similar way, </text:span></text:span><text:span text:style-name="Default_20_Paragraph_20_Font"><text:span text:style-name="T50">but differently depending on elevation</text:span></text:span><text:span text:style-name="Default_20_Paragraph_20_Font"><text:span text:style-name="T2">. At the lowest elevation, only insects </text:span></text:span><text:span text:style-name="Default_20_Paragraph_20_Font"><text:span text:style-name="T69">reduced changes in</text:span></text:span><text:span text:style-name="Default_20_Paragraph_20_Font"><text:span text:style-name="T2"> dominance structure </text:span></text:span><text:span text:style-name="Default_20_Paragraph_20_Font"><text:span text:style-name="T69">op plant communities</text:span></text:span><text:span text:style-name="Default_20_Paragraph_20_Font"><text:span text:style-name="T2">. </text:span></text:span><text:span text:style-name="Default_20_Paragraph_20_Font"><text:span text:style-name="T69">At the mid elevation this factor</text:span></text:span><text:span text:style-name="Default_20_Paragraph_20_Font"><text:span text:style-name="T2"> acted as </text:span></text:span><text:span text:style-name="Default_20_Paragraph_20_Font"><text:span text:style-name="T50">a </text:span></text:span><text:span text:style-name="Default_20_Paragraph_20_Font"><text:span text:style-name="T2">filter for species – </text:span></text:span><text:span text:style-name="Default_20_Paragraph_20_Font"><text:span text:style-name="T50">reduced species turnover and increased dominance shifts</text:span></text:span><text:span text:style-name="Default_20_Paragraph_20_Font"><text:span text:style-name="T2">, </text:span></text:span><text:span text:style-name="Default_20_Paragraph_20_Font"><text:span text:style-name="T50">and at the highest elevation only </text:span></text:span><text:span text:style-name="Default_20_Paragraph_20_Font"><text:span text:style-name="T2">increased species turnover. These effects </text:span></text:span><text:span text:style-name="Default_20_Paragraph_20_Font"><text:span text:style-name="T69">are qualitatively different at each elevation and</text:span></text:span><text:span text:style-name="Default_20_Paragraph_20_Font"><text:span text:style-name="T2"> may relate to </text:span></text:span><text:span text:style-name="Default_20_Paragraph_20_Font"><text:span text:style-name="T50">the </text:span></text:span><text:span text:style-name="Default_20_Paragraph_20_Font"><text:span text:style-name="T2">humped-shaped patterns in regional species richness. I</text:span></text:span><text:span text:style-name="Default_20_Paragraph_20_Font"><text:span text:style-name="T50">n a </text:span></text:span><text:span text:style-name="Default_20_Paragraph_20_Font"><text:span text:style-name="T2">rich regional </text:span></text:span><text:span text:style-name="Default_20_Paragraph_20_Font"><text:span text:style-name="T50">pioneer species </text:span></text:span><text:span text:style-name="Default_20_Paragraph_20_Font"><text:span text:style-name="T2">pool, the competitive landscape for plants </text:span></text:span><text:span text:style-name="Default_20_Paragraph_20_Font"><text:span text:style-name="T50">may become more complex. In that case it</text:span></text:span><text:span text:style-name="Default_20_Paragraph_20_Font"><text:span text:style-name="T2"> can be more difficult for species-specific natural enemies to accumulate </text:span></text:span><text:span text:style-name="Default_20_Paragraph_20_Font"><text:span text:style-name="T51">(ref)</text:span></text:span><text:span text:style-name="Default_20_Paragraph_20_Font"><text:span text:style-name="T2">, because the community composition is unpredictable, </text:span></text:span><text:span text:style-name="Default_20_Paragraph_20_Font"><text:span text:style-name="T50">as showed by high variation in Jaccard similarity for Numba</text:span></text:span><text:span text:style-name="Default_20_Paragraph_20_Font"><text:span text:style-name="T2">. Assembly analysis confirms </text:span></text:span><text:span text:style-name="Default_20_Paragraph_20_Font"><text:span text:style-name="T51">higher randomness in </text:span></text:span><text:span text:style-name="Default_20_Paragraph_20_Font"><text:span text:style-name="T2">plant community assembles </text:span></text:span><text:span text:style-name="Default_20_Paragraph_20_Font"><text:span text:style-name="T51">at the mid elavation</text:span></text:span><text:span text:style-name="Default_20_Paragraph_20_Font"><text:span text:style-name="T2">. </text:span></text:span><text:span text:style-name="Default_20_Paragraph_20_Font"><text:span text:style-name="T70">Therefore</text:span></text:span><text:span text:style-name="Default_20_Paragraph_20_Font"><text:span text:style-name="T2">, when species pool of pioneers is smaller, </text:span></text:span><text:span text:style-name="Default_20_Paragraph_20_Font"><text:span text:style-name="T52">whih means more predictable</text:span></text:span><text:span text:style-name="Default_20_Paragraph_20_Font"><text:span text:style-name="T2">, insects may open up space for new species </text:span></text:span><text:span text:style-name="Default_20_Paragraph_20_Font"><text:span text:style-name="T51">and </text:span></text:span><text:span text:style-name="Default_20_Paragraph_20_Font"><text:span text:style-name="T2">increase richnes</text:span></text:span><text:span text:style-name="Default_20_Paragraph_20_Font"><text:span text:style-name="T51">s</text:span></text:span><text:span text:style-name="Default_20_Paragraph_20_Font"><text:span text:style-name="T2">. Moreover, insects reduce dissimilarity for highly variable communities.</text:span></text:span></text:p>
      <text:p text:style-name="P14"><text:span text:style-name="Default_20_Paragraph_20_Font"><text:span text:style-name="T13"><text:tab/></text:span></text:span><text:span text:style-name="Default_20_Paragraph_20_Font"><text:span text:style-name="T2">CWM </text:span></text:span><text:span text:style-name="Default_20_Paragraph_20_Font"><text:span text:style-name="T52">of SLA and Water content </text:span></text:span><text:span text:style-name="Default_20_Paragraph_20_Font"><text:span text:style-name="T2">was negatively correlated with species richness, which means that dominant species in more rich communities had lower SLA and LDMC. This pattern was also observed by Zang et al. (2019) (</text:span></text:span><text:span text:style-name="Default_20_Paragraph_20_Font"><text:span text:style-name="T31">CWM </text:span></text:span><text:span text:style-name="Default_20_Paragraph_20_Font"><text:span text:style-name="T55">Among the eight measured traits, the SLA, LNC, and LPC were negatively associated with local species richness Zang et al 2013</text:span></text:span><text:span text:style-name="Default_20_Paragraph_20_Font"><text:span text:style-name="T2">) for the old growth forest and was attributed to shifts from resource acquisitive to conservative strategies with accumulating species. Our result shows that this relationship is always present </text:span></text:span><text:span text:style-name="Default_20_Paragraph_20_Font"><text:span text:style-name="T29">and it is not a result of trait value shifts by individual species</text:span></text:span><text:span text:style-name="Default_20_Paragraph_20_Font"><text:span text:style-name="T2">. This means that Higher SLA was a better strategy or was a result of a lack of </text:span></text:span><text:span text:style-name="Default_20_Paragraph_20_Font"><text:span text:style-name="T52">inter-specific </text:span></text:span><text:span text:style-name="Default_20_Paragraph_20_Font"><text:span text:style-name="T2">competit</text:span></text:span><text:span text:style-name="Default_20_Paragraph_20_Font"><text:span text:style-name="T52">i</text:span></text:span><text:span text:style-name="Default_20_Paragraph_20_Font"><text:span text:style-name="T2">on between plants at species poor sites. C</text:span></text:span><text:span text:style-name="Default_20_Paragraph_20_Font"><text:span text:style-name="T4">WM change was due to species with lower SLA to achiev</text:span></text:span><text:span text:style-name="Default_20_Paragraph_20_Font"><text:span text:style-name="T7">ing</text:span></text:span><text:span text:style-name="Default_20_Paragraph_20_Font"><text:span text:style-name="T4"> higher abundances in the high richness plots </text:span></text:span><text:soft-page-break/><text:span text:style-name="Default_20_Paragraph_20_Font"><text:span text:style-name="T4">(Supplement Figure SX), rather than species adjusting their SLA. </text:span></text:span><text:span text:style-name="Default_20_Paragraph_20_Font"><text:span text:style-name="T2">Plants showed </text:span></text:span><text:span text:style-name="Default_20_Paragraph_20_Font"><text:span text:style-name="T4">limited ability to change their SLA in response to treatments</text:span></text:span><text:span text:style-name="Default_20_Paragraph_20_Font"><text:span text:style-name="T2"> and richness of the surrounding community [figure?] (Figure SX. SLA~richness).</text:span></text:span></text:p>
      <text:p text:style-name="P15"><text:span text:style-name="Default_20_Paragraph_20_Font"><text:span text:style-name="T2">At least in the case of </text:span></text:span><text:span text:style-name="Default_20_Paragraph_20_Font"><text:span text:style-name="T3">SLA richness does not correlate with variation in SLA</text:span></text:span><text:span text:style-name="Default_20_Paragraph_20_Font"><text:span text:style-name="T2"> [what???], as it would be predicted by the limited similarity hypothesis. But it is difficult to make such broad statements based only on two traits. Species optima are better evaluated in a multi-variate trait space (Muscarella and Uriarte 2016). At species poor plots, plant species with higher SLA were able to dominate (and increase the overall weighted average of the SLA). Relying on higher SLA is not a good strategy in species rich communities. This might be caused by an increased competition between plants for some limited resource or resources. In Wanang none of the treatment had the ability to change the shape of this relationship.</text:span></text:span></text:p>
      <text:p text:style-name="P15"><text:span text:style-name="Default_20_Paragraph_20_Font"><text:span text:style-name="T2">If traits were better at predicting species success at higher elevations as predicted in case of weak top-down control we should see significant correlation between SLA and Log(TotBio) at the control plot and the R2 should increase with the elevation. This trend is not present at all. If a factor affects community composition SLA should be </text:span></text:span><text:span text:style-name="Default_20_Paragraph_20_Font"><text:span text:style-name="T4">even better predictor of success when the factor is removed</text:span></text:span><text:span text:style-name="Default_20_Paragraph_20_Font"><text:span text:style-name="T2">. This is not the case. What else can we get from the phylogenetic regression analysis? That the correlation seem to be present and stronger at some treatments. Insects select based on SLA. Plants with lower SLA tend to have higher biomass irrespective of the elevation. Numba is the most peculiar site: Lower intercept for both insecticide and fungicide treatment. In Numba the slope for the insecticide treatment is less steep.</text:span></text:span></text:p>
      <text:p text:style-name="Standard"><text:span text:style-name="Default_20_Paragraph_20_Font"><text:span text:style-name="T4"><text:tab/>When we controlled for baseline abundance, richness, site identity, trait plasticity (LRR SLA), and phylogeny we found rather limited effect of studied traits. Differential effects of elevation found only for the SLA and water content, at predator an P+H sites. </text:span></text:span><text:span text:style-name="Default_20_Paragraph_20_Font"><text:span text:style-name="T2">It seems that the effects of insects are not trait mediated. At some circumstances however, like our hypothesized intermediate predation there seem to be a fair amount of variation explained by it. </text:span></text:span><text:span text:style-name="Default_20_Paragraph_20_Font"><text:span text:style-name="T30">SLA is a moderately good predictor of insect herbivory </text:span></text:span><text:span text:style-name="T54">(Whitfeld et al. 2012, Zhang et al. 2023)</text:span><text:span text:style-name="Default_20_Paragraph_20_Font"><text:span text:style-name="T2">. There are different optima for species at each elevations. In Wanang, plants with average SLA will </text:span></text:span><text:soft-page-break/><text:span text:style-name="Default_20_Paragraph_20_Font"><text:span text:style-name="T2">respond positively, or at least non-negatively. When we add herbivores to the exclosure, their additional effect will affect water content, and not SLA, but it will promote high water content plants in the exclosure with herbivores, this was found also for fungi. This is different in Yawan and numba. For exclosure numba has the opposite effect to that found in Wanang for SLA and Yawan has a linearly decreasing effect with SLA. </text:span></text:span></text:p>
      <text:p text:style-name="Standard"><text:span text:style-name="Default_20_Paragraph_20_Font"><text:span text:style-name="T2">Results of Lasky: Relationships between tree diversity and biomass dynamics: diversity-delta_biomass relationships should be stronger at the pioneer stages – no niche space saturation yet.</text:span></text:span></text:p>
      <text:p text:style-name="Standard"><text:span text:style-name="Default_20_Paragraph_20_Font"><text:span text:style-name="T34"><text:tab/>Fungi, insects and predators show differential effect with elevation on biomass, richness, diversity and density of pioneer succession forest. Surprisingly,</text:span></text:span><text:span text:style-name="Default_20_Paragraph_20_Font"><text:span text:style-name="T35"> elevated abundances of herbivores had no effect on plant biomass in Numba when there was a clear effect of insects at this elevation. This lack of consistency</text:span></text:span><text:span text:style-name="Default_20_Paragraph_20_Font"><text:span text:style-name="T2"> because the ability to reduce plant biomass is attributed mainly to highly specialized herbivores. That would, however result in some effects of insects on richness and diversity. These were not observed. Numba is the most species rich from our sites. These species have lowest SLA [SITE COMPARISON, SPECIES BASED SLA] from all sites. These species may have limited compensation abilities. When there are no insects plants with higher SLA tend to occupy the community [there should be no difference between ]. This cause the increase in biomass. For the natural communities lower SLA reduces ability of additional herbivores to impact the biomass. It can be tested in the second manuscript. But without morpho-species I would not be able to evaluate specialization. </text:span></text:span></text:p>
      <text:p text:style-name="P15"><text:span text:style-name="Default_20_Paragraph_20_Font"><text:span text:style-name="T2">Insects affect processes more. They change community composition but possibly not through density dependent effects. Insects have weaker effects at the mid elevation at richness, biomass and diversity but different mode of action [</text:span></text:span><text:span text:style-name="Default_20_Paragraph_20_Font"><text:span text:style-name="T33">explain</text:span></text:span><text:span text:style-name="Default_20_Paragraph_20_Font"><text:span text:style-name="T2">]. Selecting for higher SLA plants can be simply one of the mechanisms of the insect action. If biotic factors are not so important to the community processes then SLA relationship should be positive at least for the Numba site.</text:span></text:span></text:p>
      <text:p text:style-name="P15"><text:span text:style-name="Default_20_Paragraph_20_Font"><text:span text:style-name="T2">Keep in mind that we are probably are affecting mutualistic species more than necrotrophs (In our case Glomus AM, but it can be also parasitic). So first observation is that fungi increase species richness. The effect is not huge but consistently higher than zero at all elevations. Fungi </text:span></text:span><text:soft-page-break/><text:span text:style-name="Default_20_Paragraph_20_Font"><text:span text:style-name="T2">increase density of woody plants at highest elevation. In addition, decrease diversity at the lowest. Mutualist should help plants to endure competition (“AM fungi significantly contribute to the uptake of soil nutrients, increase plant biomass and confer on the plant improved resistance to stress and pathogens” [Smith, S. E. &amp; Read, D. J. </text:span></text:span><text:span text:style-name="Default_20_Paragraph_20_Font"><text:span text:style-name="T12">Mycorrhizal Symbiosis</text:span></text:span><text:span text:style-name="Default_20_Paragraph_20_Font"><text:span text:style-name="T2"> (Academic Press, 2008)]).</text:span></text:span></text:p>
      <text:p text:style-name="P19"><text:span text:style-name="Default_20_Paragraph_20_Font"><text:span text:style-name="T4"/></text:span></text:p>
      <text:p text:style-name="P20"><text:span text:style-name="Default_20_Paragraph_20_Font"><text:span text:style-name="T16">Richness effects</text:span></text:span></text:p>
      <text:p text:style-name="P16"><text:span text:style-name="Default_20_Paragraph_20_Font"><text:span text:style-name="T4"/></text:span></text:p>
      <text:p text:style-name="P16"><text:span text:style-name="Default_20_Paragraph_20_Font"><text:span text:style-name="T9">At least for richness, density and diversity measures, patterns seem to be correlated with the local plant species richness at each sites: low species richness plots have stronger positive effects and high species richness site (Numba, mid elevation) has weak to no effects. However, species richness was a poor predictor of a LRR at the level of individual gardens. In case of strong bottom-up control, response of plant community to a treatment should not be correlated with its biomass or richness at the control (benchmark) plot. If under a treatment we see significant correlation this indicates that the effect of the treatment is correlated to initial community. This is a convoluted effect, meaning that it is top-down gets stronger with more biomass – which is also a definition of bottom-up… complicated. where changes in community are driven by the initial community we should be able to explain much of the LRR effect based on the initial community composition (control plots). The direction and strength of the effects seems to be richness-related. </text:span></text:span><text:span text:style-name="Default_20_Paragraph_20_Font"><text:span text:style-name="T32">Turns out that the strength of the effect is directly related to the baseline biomass at the plot, regardless of the elevation… (and treatment?) [CHECK IT OUT]. Is high richness of a plot reduces the effect of top-down factors</text:span></text:span><text:span text:style-name="Default_20_Paragraph_20_Font"><text:span text:style-name="T9">. This is another evidence for bottom-up control.</text:span></text:span></text:p>
      <text:p text:style-name="P15"><text:span text:style-name="Default_20_Paragraph_20_Font"><text:span text:style-name="T4"/></text:span></text:p>
      <text:p text:style-name="P20"><text:span text:style-name="Default_20_Paragraph_20_Font"><text:span text:style-name="T16">Summary</text:span></text:span></text:p>
      <text:p text:style-name="P15"><text:span text:style-name="Default_20_Paragraph_20_Font"><text:span text:style-name="T4"/></text:span></text:p>
      <text:p text:style-name="P15"><text:span text:style-name="Default_20_Paragraph_20_Font"><text:span text:style-name="T4">IN summary, the e</text:span></text:span><text:span text:style-name="Default_20_Paragraph_20_Font"><text:span text:style-name="T2">ffects of insects and other biotic factors are weak at the mid-elevation. The effects of herbivores and pathogenic fungi seem to affect trait community composition, but are absent at Numba (no relationship between SLA and tota biomass), which is surprising. Most </text:span></text:span><text:soft-page-break/><text:span text:style-name="Default_20_Paragraph_20_Font"><text:span text:style-name="T2">complex was the situation in Yawan, where we got effects of fungi, insec herbivores (both addtion and removal) as well as tropic cascade of top-predators. High diversity of plants at the 750 reduces the effects of fungi and herbivores and cascades Herbivores may be more specialized there also because of the mid-range effects and thus reduce their feeding range. Also variation in species composition between gardens may be higher here [</text:span></text:span><text:span text:style-name="Default_20_Paragraph_20_Font"><text:span text:style-name="T33">I can test that</text:span></text:span><text:span text:style-name="Default_20_Paragraph_20_Font"><text:span text:style-name="T2">]. This definitely does something to the biotic factors. Only there insects had negative effect on biomass, but increase in generalist abundance did not. Could generalists induce compensation? Would that result in the change in SLA response it is definitely correlatied as only Numba had some significant relationship for the SLA ~ totbio. But that seems to be bottom up control of the effects? And possibly also the plant community is more strongly affected by the competitive processes at 750. We concluded that at 200 effects of birds and bats are weak. Cascades seem to increase in strength at the highest elevation (and affect richness and diversity). Birds bats and ants somehow can affect arthropod predators, that releases insects from the pressure of their arthropod predators and this may have positive effect on plants.</text:span></text:span></text:p>
      <text:p text:style-name="Standard"><text:span text:style-name="Default_20_Paragraph_20_Font"><text:span text:style-name="T2">Only insect removal was able to change the plant community composition. Only at highest elevation fungi were also responsible for the change as well. Predictability of a species success based on their traits was limited. Some further questions: (1) Is stronger inter-species competition reduces the importance of the tropic cascades? (2) What are possible consequences of the </text:span></text:span><text:span text:style-name="Default_20_Paragraph_20_Font"><text:span text:style-name="T4">bottom-up regulated richness vs top-down regulated richness [</text:span></text:span><text:span text:style-name="Default_20_Paragraph_20_Font"><text:span text:style-name="T8">SIMULATIONS?</text:span></text:span><text:span text:style-name="Default_20_Paragraph_20_Font"><text:span text:style-name="T4">]</text:span></text:span><text:span text:style-name="Default_20_Paragraph_20_Font"><text:span text:style-name="T2">. What about the community composition? Insects, reduce conspecific densities near shade-intolerant species: “which natural enemies are responsible depends on the </text:span></text:span><text:span text:style-name="Default_20_Paragraph_20_Font"><text:span text:style-name="T4">mycorrhizal association</text:span></text:span><text:span text:style-name="Default_20_Paragraph_20_Font"><text:span text:style-name="T2"> and </text:span></text:span><text:span text:style-name="Default_20_Paragraph_20_Font"><text:span text:style-name="T4">shade tolerance</text:span></text:span><text:span text:style-name="Default_20_Paragraph_20_Font"><text:span text:style-name="T2"> of tree species” <text:s/></text:span></text:span><text:bookmark-start text:name="ZOTERO_ITEM_CSL_CITATION_{&quot;citationID&quot;%2"/><text:span text:style-name="Default_20_Paragraph_20_Font"><text:span text:style-name="T2">(Jia et al. 2020)</text:span></text:span><text:bookmark-end text:name="ZOTERO_ITEM_CSL_CITATION_{&quot;citationID&quot;%2"/><text:span text:style-name="Default_20_Paragraph_20_Font"><text:span text:style-name="T2">.</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Arial"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top="0cm" fo:margin-bottom="0cm" style:contextual-spacing="false" fo:line-height="200%" fo:text-align="start" style:justify-single-word="false" fo:keep-together="auto" fo:orphans="2" fo:widows="2" fo:hyphenation-ladder-count="no-limit" fo:break-before="auto" fo:break-after="auto" fo:background-color="transparent" fo:keep-with-next="auto" style:punctuation-wrap="hanging" style:vertical-align="baseline" style:snap-to-layout-grid="true" style:writing-mode="lr-tb"/>
      <style:text-properties fo:font-variant="normal" fo:text-transform="none" fo:color="#000000" loext:opacity="100%" style:text-outline="false" style:text-line-through-style="none" style:text-line-through-type="none" style:text-position="0% 100%" style:font-name="Liberation Serif" fo:font-family="'Liberation Serif'" style:font-family-generic="roman" style:font-pitch="variable" fo:font-size="12pt" fo:letter-spacing="normal" fo:font-style="normal" style:text-underline-style="none" fo:font-weight="normal" style:letter-kerning="true" fo:background-color="transparent" style:font-name-asian="SimSun" style:font-family-asian="SimSun" style:font-family-generic-asian="system" style:font-pitch-asian="variable" style:font-size-asian="12pt" style:language-asian="zh" style:country-asian="CN" style:font-style-asian="normal" style:font-weight-asian="normal" style:font-name-complex="Mangal1" style:font-family-complex="Mangal"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style:contextual-spacing="false" fo:line-height="120%" fo:hyphenation-ladder-count="no-limit"/>
      <style:text-properties fo:hyphenate="false" fo:hyphenation-remain-char-count="2" fo:hyphenation-push-char-count="2" loext:hyphenation-no-caps="false"/>
    </style:style>
    <style:style style:name="List" style:family="paragraph" style:parent-style-name="Text_20_body" style:default-outline-level="" style:class="list">
      <style:paragraph-properties fo:hyphenation-ladder-count="no-limit"/>
      <style:text-properties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fo:hyphenation-remain-char-count="2" fo:hyphenation-push-char-count="2" loext:hyphenation-no-caps="false"/>
    </style:style>
    <style:style style:name="Index" style:family="paragraph" style:parent-style-name="Standard" style:default-outline-level="" style:class="index">
      <style:paragraph-properties fo:hyphenation-ladder-count="no-limit" text:number-lines="false" text:line-number="0"/>
      <style:text-properties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1" fo:font-family="'Liberation Serif'" style:font-family-generic="swiss" style:font-pitch="variable" fo:font-weight="bold" style:font-name-asian="NSimSun" style:font-family-asian="NSimSun" style:font-family-generic-asian="system" style:font-pitch-asian="variable" style:font-weight-asian="bold" style:font-name-complex="Arial" style:font-family-complex="Arial" style:font-family-generic-complex="system" style:font-pitch-complex="variable" style:font-weight-complex="bold" fo:hyphenate="false" fo:hyphenation-remain-char-count="2" fo:hyphenation-push-char-count="2" loext:hyphenation-no-caps="false"/>
    </style:style>
    <style:style style:name="LO-Normal" style:family="paragraph" style:default-outline-level="">
      <loext:graphic-properties draw:fill="none" draw:fill-color="#ffffff"/>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keep-with-next="auto" style:punctuation-wrap="hanging" style:vertical-align="baseline" style:snap-to-layout-grid="true" style:writing-mode="lr-tb"/>
      <style:text-properties fo:font-variant="normal" fo:text-transform="none" fo:color="#000000" loext:opacity="100%" style:text-outline="false" style:text-line-through-style="none" style:text-line-through-type="none" style:text-position="0% 100%" style:font-name="Liberation Serif" fo:font-family="'Liberation Serif'" style:font-family-generic="roman" style:font-pitch="variable" fo:font-size="12pt" fo:letter-spacing="normal" fo:font-style="normal" style:text-underline-style="none" fo:font-weight="normal" style:letter-kerning="true" fo:background-color="transparent" style:font-name-asian="SimSun" style:font-family-asian="SimSun" style:font-family-generic-asian="system" style:font-pitch-asian="variable" style:font-size-asian="12pt" style:language-asian="zh" style:country-asian="CN" style:font-style-asian="normal" style:font-weight-asian="normal" style:font-name-complex="Mangal1" style:font-family-complex="Mangal"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loext:hyphenation-no-caps="false"/>
    </style:style>
    <style:style style:name="Figure" style:family="paragraph" style:parent-style-name="Caption" style:default-outline-level="" style:class="extra">
      <style:paragraph-properties fo:hyphenation-ladder-count="no-limit"/>
      <style:text-properties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Footer" style:family="paragraph" style:parent-style-name="Header_20_and_20_Footer" style:default-outline-level="" style:class="extra">
      <style:paragraph-properties fo:hyphenation-ladder-count="no-limit"/>
      <style:text-properties fo:hyphenate="false" fo:hyphenation-remain-char-count="2" fo:hyphenation-push-char-count="2" loext:hyphenation-no-caps="false"/>
    </style:style>
    <style:style style:name="Bibliography_20_1" style:display-name="Bibliography 1" style:family="paragraph" style:parent-style-name="Index" style:default-outline-level="" style:class="index">
      <style:paragraph-properties fo:margin-left="1.27cm" fo:margin-right="0cm" style:line-height-at-least="0.847cm" fo:hyphenation-ladder-count="no-limit" fo:text-indent="-1.27cm" style:auto-text-indent="false">
        <style:tab-stops/>
      </style:paragraph-properties>
      <style:text-properties fo:hyphenate="false" fo:hyphenation-remain-char-count="2" fo:hyphenation-push-char-count="2" loext:hyphenation-no-caps="false"/>
    </style:style>
    <style:style style:name="Comment_20_Text" style:display-name="Comment Text" style:family="paragraph" style:parent-style-name="LO-Normal" style:default-outline-level="">
      <style:paragraph-properties fo:hyphenation-ladder-count="no-limit"/>
      <style:text-properties fo:font-size="10pt" style:font-size-asian="10pt" style:font-size-complex="9pt" fo:hyphenate="false" fo:hyphenation-remain-char-count="2" fo:hyphenation-push-char-count="2" loext:hyphenation-no-caps="false"/>
    </style:style>
    <style:style style:name="Balloon_20_Text" style:display-name="Balloon Text" style:family="paragraph" style:parent-style-name="LO-Normal" style:default-outline-level="">
      <style:paragraph-properties fo:hyphenation-ladder-count="no-limit"/>
      <style:text-properties style:font-name="Segoe UI" fo:font-family="'Segoe UI'" style:font-family-generic="roman" style:font-pitch="variable" fo:font-size="9pt" style:font-size-asian="9pt" style:font-size-complex="8pt" fo:hyphenate="false" fo:hyphenation-remain-char-count="2" fo:hyphenation-push-char-count="2" loext:hyphenation-no-caps="false"/>
    </style:style>
    <style:style style:name="Comment_20_Subject" style:display-name="Comment Subject" style:family="paragraph" style:parent-style-name="Comment_20_Text" style:next-style-name="Comment_20_Text" style:default-outline-level="">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size-asian="10pt"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size-complex="9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00</meta:creation-date>
    <dc:language>en-US</dc:language>
    <dc:date>2023-09-25T11:12:18.654000000</dc:date>
    <meta:editing-cycles>401</meta:editing-cycles>
    <meta:editing-duration>P1DT5H28M24S</meta:editing-duration>
    <meta:generator>LibreOffice/7.0.0.3$Windows_X86_64 LibreOffice_project/8061b3e9204bef6b321a21033174034a5e2ea88e</meta:generator>
    <meta:document-statistic meta:table-count="0" meta:image-count="0" meta:object-count="0" meta:page-count="16" meta:paragraph-count="56" meta:word-count="5476" meta:character-count="36150" meta:non-whitespace-character-count="30683"/>
    <meta:user-defined meta:name="AppVersion">15.0000</meta:user-defined>
    <meta:user-defined meta:name="ZOTERO_PREF_1">&lt;data data-version="3" zotero-version="6.0.27"&gt;&lt;session id="4kkL3oBf"/&gt;&lt;style id="http://www.zotero.org/styles/ecology" hasBibliography="1" bibliographyStyleHasBeenSet="1"/&gt;&lt;prefs&gt;&lt;pref name="fieldType" value="ReferenceMark"/&gt;&lt;/prefs&gt;&lt;/data&gt;</meta:user-defined>
  </office:meta>
</office:document-meta>
</file>